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80.25pt"/>
    </style:style>
    <style:style style:name="co16" style:family="table-column">
      <style:table-column-properties fo:break-before="auto" style:column-width="253.19pt"/>
    </style:style>
    <style:style style:name="co17" style:family="table-column">
      <style:table-column-properties fo:break-before="auto" style:column-width="15.39pt"/>
    </style:style>
    <style:style style:name="co18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11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95" style:family="table-cell" style:parent-style-name="Accent_20_1" style:data-style-name="N1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pt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1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24H00M00S"/>
            <text:p>v1.0.0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OR   ([.D14]&gt;[.D13])   OR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1" calcext:value-type="float">
            <text:p>1</text:p>
          </table:table-cell>
          <table:table-cell table:style-name="ce84" table:formula="of:=DCOUNT([$Log.A2:$Log.W502];[$Log.A2];[$Misc.D1:$Misc.E2])" office:value-type="float" office:value="0" calcext:value-type="float">
            <text:p>0</text:p>
          </table:table-cell>
          <table:table-cell table:style-name="ce54" table:formula="of:=IF([.G3]=0; 0; [.H3]/[.G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W502];[$Log.A2];[$Misc.D3:$Misc.E4])" office:value-type="float" office:value="0" calcext:value-type="float">
            <text:p>0</text:p>
          </table:table-cell>
          <table:table-cell table:style-name="ce54" table:formula="of:=IF([.G4]=0; 0; [.H4]/[.G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W502];[$Log.A2];[$Misc.D5:$Misc.E6])" office:value-type="float" office:value="0" calcext:value-type="float">
            <text:p>0</text:p>
          </table:table-cell>
          <table:table-cell table:style-name="ce54" table:formula="of:=IF([.G5]=0; 0; [.H5]/[.G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W502];[$Log.A2];[$Misc.D7:$Misc.E8])" office:value-type="float" office:value="0" calcext:value-type="float">
            <text:p>0</text:p>
          </table:table-cell>
          <table:table-cell table:style-name="ce54" table:formula="of:=IF([.G6]=0; 0; [.H6]/[.G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W502];[$Log.A2];[$Misc.D9:$Misc.E10])" office:value-type="float" office:value="0" calcext:value-type="float">
            <text:p>0</text:p>
          </table:table-cell>
          <table:table-cell table:style-name="ce50" table:formula="of:=IF([.G7]=0; 0; [.H7]/[.G7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W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W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W502]; [$Log.G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W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default-cell-style-name="ce188"/>
        <table:table-column table:style-name="co9" table:default-cell-style-name="ce190"/>
        <table:table-column table:style-name="co1" table:number-columns-repeated="3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number-columns-repeated="2" table:default-cell-style-name="ce190"/>
        <table:table-column table:style-name="co1" table:default-cell-style-name="ce201"/>
        <table:table-column table:style-name="co10" table:default-cell-style-name="ce185"/>
        <table:table-column table:style-name="co1" table:number-columns-repeated="3" table:default-cell-style-name="ce190"/>
        <table:table-column table:style-name="co1" table:default-cell-style-name="ce107"/>
        <table:table-column table:style-name="co11" table:default-cell-style-name="ce109"/>
        <table:table-column table:style-name="co1" table:default-cell-style-name="ce190"/>
        <table:table-column table:style-name="co12" table:default-cell-style-name="ce214"/>
        <table:table-column table:style-name="co13" table:default-cell-style-name="ce214"/>
        <table:table-column table:style-name="co14" table:default-cell-style-name="ce109"/>
        <table:table-column table:style-name="co15" table:default-cell-style-name="ce190"/>
        <table:table-column table:style-name="co16" table:default-cell-style-name="ce201"/>
        <table:table-row table:style-name="ro2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number-columns-repeated="4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95" table:formula="of:=IF([$Misc.B15]=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5"/>
          <table:table-cell table:style-name="ce106" office:value-type="string" calcext:value-type="string" table:number-columns-spanned="4" table:number-rows-spanned="1">
            <text:p>RESULTS</text:p>
          </table:table-cell>
          <table:covered-table-cell table:style-name="ce111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 of Week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365.56pt" svg:y="11.08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08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office:annotation draw:style-name="gr3" draw:text-style-name="P4" svg:width="82.18pt" svg:height="28.09pt" svg:x="1327.41pt" svg:y="11.08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office:value-type="time" office:time-value="PT10H27M00S" calcext:value-type="time">
            <text:p>10:27</text:p>
          </table:table-cell>
          <table:table-cell table:number-columns-repeated="3"/>
          <table:table-cell table:formula="of:=[.K3]*[.I3]" office:value-type="float" office:value="0" calcext:value-type="float">
            <text:p>0</text:p>
          </table:table-cell>
          <table:table-cell table:number-columns-repeated="3"/>
          <table:table-cell office:value-type="time" office:time-value="PT10H30M00S" calcext:value-type="time">
            <text:p>10:30</text:p>
          </table:table-cell>
          <table:table-cell table:formula="of:=IF([.L3]=0; &quot;&quot;; [.R3]/[.L3])">
            <text:p/>
          </table:table-cell>
          <table:table-cell table:formula="of:=([.N3]*[.O3])-([.I3]*[.J3])" office:value-type="float" office:value="0" calcext:value-type="float">
            <text:p>0</text:p>
          </table:table-cell>
          <table:table-cell table:formula="of:=IF([.R3]=0;&quot;&quot;; IF([.R3]&gt;=0; &quot;Win&quot;; &quot;Loss&quot;))">
            <text:p/>
          </table:table-cell>
          <table:table-cell table:formula="of:=IF([.P3]=&quot;&quot;; &quot;&quot;; CONCATENATE(ROUND(([.P3]-[.H3])*60*24); &quot; min.&quot;))" office:value-type="string" office:string-value="3 min." calcext:value-type="string">
            <text:p>3 min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4]=&quot;&quot;; &quot;&quot;; WEEKDAY([.B4]; 2))">
            <text:p/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[.K4]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([.N4]*[.O4])-([.I4]*[.J4])" office:value-type="float" office:value="0" calcext:value-type="float">
            <text:p>0</text:p>
          </table:table-cell>
          <table:table-cell table:formula="of:=IF([.R4]=0;&quot;&quot;; IF([.R4]&gt;=0; &quot;Win&quot;; &quot;Loss&quot;)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[.K5]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([.N5]*[.O5])-([.I5]*[.J5])" office:value-type="float" office:value="0" calcext:value-type="float">
            <text:p>0</text:p>
          </table:table-cell>
          <table:table-cell table:formula="of:=IF([.R5]=0;&quot;&quot;; IF([.R5]&gt;=0; &quot;Win&quot;; &quot;Loss&quot;)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[.K6]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([.N6]*[.O6])-([.I6]*[.J6])" office:value-type="float" office:value="0" calcext:value-type="float">
            <text:p>0</text:p>
          </table:table-cell>
          <table:table-cell table:formula="of:=IF([.R6]=0;&quot;&quot;; IF([.R6]&gt;=0; &quot;Win&quot;; &quot;Loss&quot;)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[.K7]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([.N7]*[.O7])-([.I7]*[.J7])" office:value-type="float" office:value="0" calcext:value-type="float">
            <text:p>0</text:p>
          </table:table-cell>
          <table:table-cell table:formula="of:=IF([.R7]=0;&quot;&quot;; IF([.R7]&gt;=0; &quot;Win&quot;; &quot;Loss&quot;)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[.K8]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([.N8]*[.O8])-([.I8]*[.J8])" office:value-type="float" office:value="0" calcext:value-type="float">
            <text:p>0</text:p>
          </table:table-cell>
          <table:table-cell table:formula="of:=IF([.R8]=0;&quot;&quot;; IF([.R8]&gt;=0; &quot;Win&quot;; &quot;Loss&quot;)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[.K9]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([.N9]*[.O9])-([.I9]*[.J9])" office:value-type="float" office:value="0" calcext:value-type="float">
            <text:p>0</text:p>
          </table:table-cell>
          <table:table-cell table:formula="of:=IF([.R9]=0;&quot;&quot;; IF([.R9]&gt;=0; &quot;Win&quot;; &quot;Loss&quot;)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[.K10]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([.N10]*[.O10])-([.I10]*[.J10])" office:value-type="float" office:value="0" calcext:value-type="float">
            <text:p>0</text:p>
          </table:table-cell>
          <table:table-cell table:formula="of:=IF([.R10]=0;&quot;&quot;; IF([.R10]&gt;=0; &quot;Win&quot;; &quot;Loss&quot;)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[.K11]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([.N11]*[.O11])-([.I11]*[.J11])" office:value-type="float" office:value="0" calcext:value-type="float">
            <text:p>0</text:p>
          </table:table-cell>
          <table:table-cell table:formula="of:=IF([.R11]=0;&quot;&quot;; IF([.R11]&gt;=0; &quot;Win&quot;; &quot;Loss&quot;)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[.K12]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([.N12]*[.O12])-([.I12]*[.J12])" office:value-type="float" office:value="0" calcext:value-type="float">
            <text:p>0</text:p>
          </table:table-cell>
          <table:table-cell table:formula="of:=IF([.R12]=0;&quot;&quot;; IF([.R12]&gt;=0; &quot;Win&quot;; &quot;Loss&quot;)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[.K13]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([.N13]*[.O13])-([.I13]*[.J13])" office:value-type="float" office:value="0" calcext:value-type="float">
            <text:p>0</text:p>
          </table:table-cell>
          <table:table-cell table:formula="of:=IF([.R13]=0;&quot;&quot;; IF([.R13]&gt;=0; &quot;Win&quot;; &quot;Loss&quot;)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[.K14]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([.N14]*[.O14])-([.I14]*[.J14])" office:value-type="float" office:value="0" calcext:value-type="float">
            <text:p>0</text:p>
          </table:table-cell>
          <table:table-cell table:formula="of:=IF([.R14]=0;&quot;&quot;; IF([.R14]&gt;=0; &quot;Win&quot;; &quot;Loss&quot;)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[.K15]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([.N15]*[.O15])-([.I15]*[.J15])" office:value-type="float" office:value="0" calcext:value-type="float">
            <text:p>0</text:p>
          </table:table-cell>
          <table:table-cell table:formula="of:=IF([.R15]=0;&quot;&quot;; IF([.R15]&gt;=0; &quot;Win&quot;; &quot;Loss&quot;)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[.K16]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([.N16]*[.O16])-([.I16]*[.J16])" office:value-type="float" office:value="0" calcext:value-type="float">
            <text:p>0</text:p>
          </table:table-cell>
          <table:table-cell table:formula="of:=IF([.R16]=0;&quot;&quot;; IF([.R16]&gt;=0; &quot;Win&quot;; &quot;Loss&quot;)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[.K17]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([.N17]*[.O17])-([.I17]*[.J17])" office:value-type="float" office:value="0" calcext:value-type="float">
            <text:p>0</text:p>
          </table:table-cell>
          <table:table-cell table:formula="of:=IF([.R17]=0;&quot;&quot;; IF([.R17]&gt;=0; &quot;Win&quot;; &quot;Loss&quot;)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[.K18]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([.N18]*[.O18])-([.I18]*[.J18])" office:value-type="float" office:value="0" calcext:value-type="float">
            <text:p>0</text:p>
          </table:table-cell>
          <table:table-cell table:formula="of:=IF([.R18]=0;&quot;&quot;; IF([.R18]&gt;=0; &quot;Win&quot;; &quot;Loss&quot;)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[.K19]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([.N19]*[.O19])-([.I19]*[.J19])" office:value-type="float" office:value="0" calcext:value-type="float">
            <text:p>0</text:p>
          </table:table-cell>
          <table:table-cell table:formula="of:=IF([.R19]=0;&quot;&quot;; IF([.R19]&gt;=0; &quot;Win&quot;; &quot;Loss&quot;)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[.K20]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([.N20]*[.O20])-([.I20]*[.J20])" office:value-type="float" office:value="0" calcext:value-type="float">
            <text:p>0</text:p>
          </table:table-cell>
          <table:table-cell table:formula="of:=IF([.R20]=0;&quot;&quot;; IF([.R20]&gt;=0; &quot;Win&quot;; &quot;Loss&quot;)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[.K21]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([.N21]*[.O21])-([.I21]*[.J21])" office:value-type="float" office:value="0" calcext:value-type="float">
            <text:p>0</text:p>
          </table:table-cell>
          <table:table-cell table:formula="of:=IF([.R21]=0;&quot;&quot;; IF([.R21]&gt;=0; &quot;Win&quot;; &quot;Loss&quot;)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[.K22]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([.N22]*[.O22])-([.I22]*[.J22])" office:value-type="float" office:value="0" calcext:value-type="float">
            <text:p>0</text:p>
          </table:table-cell>
          <table:table-cell table:formula="of:=IF([.R22]=0;&quot;&quot;; IF([.R22]&gt;=0; &quot;Win&quot;; &quot;Loss&quot;)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[.K23]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([.N23]*[.O23])-([.I23]*[.J23])" office:value-type="float" office:value="0" calcext:value-type="float">
            <text:p>0</text:p>
          </table:table-cell>
          <table:table-cell table:formula="of:=IF([.R23]=0;&quot;&quot;; IF([.R23]&gt;=0; &quot;Win&quot;; &quot;Loss&quot;)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[.K24]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([.N24]*[.O24])-([.I24]*[.J24])" office:value-type="float" office:value="0" calcext:value-type="float">
            <text:p>0</text:p>
          </table:table-cell>
          <table:table-cell table:formula="of:=IF([.R24]=0;&quot;&quot;; IF([.R24]&gt;=0; &quot;Win&quot;; &quot;Loss&quot;)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[.K25]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([.N25]*[.O25])-([.I25]*[.J25])" office:value-type="float" office:value="0" calcext:value-type="float">
            <text:p>0</text:p>
          </table:table-cell>
          <table:table-cell table:formula="of:=IF([.R25]=0;&quot;&quot;; IF([.R25]&gt;=0; &quot;Win&quot;; &quot;Loss&quot;)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[.K26]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([.N26]*[.O26])-([.I26]*[.J26])" office:value-type="float" office:value="0" calcext:value-type="float">
            <text:p>0</text:p>
          </table:table-cell>
          <table:table-cell table:formula="of:=IF([.R26]=0;&quot;&quot;; IF([.R26]&gt;=0; &quot;Win&quot;; &quot;Loss&quot;)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[.K27]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([.N27]*[.O27])-([.I27]*[.J27])" office:value-type="float" office:value="0" calcext:value-type="float">
            <text:p>0</text:p>
          </table:table-cell>
          <table:table-cell table:formula="of:=IF([.R27]=0;&quot;&quot;; IF([.R27]&gt;=0; &quot;Win&quot;; &quot;Loss&quot;)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[.K28]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([.N28]*[.O28])-([.I28]*[.J28])" office:value-type="float" office:value="0" calcext:value-type="float">
            <text:p>0</text:p>
          </table:table-cell>
          <table:table-cell table:formula="of:=IF([.R28]=0;&quot;&quot;; IF([.R28]&gt;=0; &quot;Win&quot;; &quot;Loss&quot;)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[.K29]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([.N29]*[.O29])-([.I29]*[.J29])" office:value-type="float" office:value="0" calcext:value-type="float">
            <text:p>0</text:p>
          </table:table-cell>
          <table:table-cell table:formula="of:=IF([.R29]=0;&quot;&quot;; IF([.R29]&gt;=0; &quot;Win&quot;; &quot;Loss&quot;)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[.K30]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([.N30]*[.O30])-([.I30]*[.J30])" office:value-type="float" office:value="0" calcext:value-type="float">
            <text:p>0</text:p>
          </table:table-cell>
          <table:table-cell table:formula="of:=IF([.R30]=0;&quot;&quot;; IF([.R30]&gt;=0; &quot;Win&quot;; &quot;Loss&quot;)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[.K31]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([.N31]*[.O31])-([.I31]*[.J31])" office:value-type="float" office:value="0" calcext:value-type="float">
            <text:p>0</text:p>
          </table:table-cell>
          <table:table-cell table:formula="of:=IF([.R31]=0;&quot;&quot;; IF([.R31]&gt;=0; &quot;Win&quot;; &quot;Loss&quot;)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[.K32]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([.N32]*[.O32])-([.I32]*[.J32])" office:value-type="float" office:value="0" calcext:value-type="float">
            <text:p>0</text:p>
          </table:table-cell>
          <table:table-cell table:formula="of:=IF([.R32]=0;&quot;&quot;; IF([.R32]&gt;=0; &quot;Win&quot;; &quot;Loss&quot;)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[.K33]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([.N33]*[.O33])-([.I33]*[.J33])" office:value-type="float" office:value="0" calcext:value-type="float">
            <text:p>0</text:p>
          </table:table-cell>
          <table:table-cell table:formula="of:=IF([.R33]=0;&quot;&quot;; IF([.R33]&gt;=0; &quot;Win&quot;; &quot;Loss&quot;)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[.K34]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([.N34]*[.O34])-([.I34]*[.J34])" office:value-type="float" office:value="0" calcext:value-type="float">
            <text:p>0</text:p>
          </table:table-cell>
          <table:table-cell table:formula="of:=IF([.R34]=0;&quot;&quot;; IF([.R34]&gt;=0; &quot;Win&quot;; &quot;Loss&quot;)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[.K35]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([.N35]*[.O35])-([.I35]*[.J35])" office:value-type="float" office:value="0" calcext:value-type="float">
            <text:p>0</text:p>
          </table:table-cell>
          <table:table-cell table:formula="of:=IF([.R35]=0;&quot;&quot;; IF([.R35]&gt;=0; &quot;Win&quot;; &quot;Loss&quot;)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[.K36]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([.N36]*[.O36])-([.I36]*[.J36])" office:value-type="float" office:value="0" calcext:value-type="float">
            <text:p>0</text:p>
          </table:table-cell>
          <table:table-cell table:formula="of:=IF([.R36]=0;&quot;&quot;; IF([.R36]&gt;=0; &quot;Win&quot;; &quot;Loss&quot;)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[.K37]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([.N37]*[.O37])-([.I37]*[.J37])" office:value-type="float" office:value="0" calcext:value-type="float">
            <text:p>0</text:p>
          </table:table-cell>
          <table:table-cell table:formula="of:=IF([.R37]=0;&quot;&quot;; IF([.R37]&gt;=0; &quot;Win&quot;; &quot;Loss&quot;)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[.K38]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([.N38]*[.O38])-([.I38]*[.J38])" office:value-type="float" office:value="0" calcext:value-type="float">
            <text:p>0</text:p>
          </table:table-cell>
          <table:table-cell table:formula="of:=IF([.R38]=0;&quot;&quot;; IF([.R38]&gt;=0; &quot;Win&quot;; &quot;Loss&quot;)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[.K39]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([.N39]*[.O39])-([.I39]*[.J39])" office:value-type="float" office:value="0" calcext:value-type="float">
            <text:p>0</text:p>
          </table:table-cell>
          <table:table-cell table:formula="of:=IF([.R39]=0;&quot;&quot;; IF([.R39]&gt;=0; &quot;Win&quot;; &quot;Loss&quot;)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[.K40]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([.N40]*[.O40])-([.I40]*[.J40])" office:value-type="float" office:value="0" calcext:value-type="float">
            <text:p>0</text:p>
          </table:table-cell>
          <table:table-cell table:formula="of:=IF([.R40]=0;&quot;&quot;; IF([.R40]&gt;=0; &quot;Win&quot;; &quot;Loss&quot;)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[.K41]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([.N41]*[.O41])-([.I41]*[.J41])" office:value-type="float" office:value="0" calcext:value-type="float">
            <text:p>0</text:p>
          </table:table-cell>
          <table:table-cell table:formula="of:=IF([.R41]=0;&quot;&quot;; IF([.R41]&gt;=0; &quot;Win&quot;; &quot;Loss&quot;)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[.K42]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([.N42]*[.O42])-([.I42]*[.J42])" office:value-type="float" office:value="0" calcext:value-type="float">
            <text:p>0</text:p>
          </table:table-cell>
          <table:table-cell table:formula="of:=IF([.R42]=0;&quot;&quot;; IF([.R42]&gt;=0; &quot;Win&quot;; &quot;Loss&quot;)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[.K43]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([.N43]*[.O43])-([.I43]*[.J43])" office:value-type="float" office:value="0" calcext:value-type="float">
            <text:p>0</text:p>
          </table:table-cell>
          <table:table-cell table:formula="of:=IF([.R43]=0;&quot;&quot;; IF([.R43]&gt;=0; &quot;Win&quot;; &quot;Loss&quot;)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[.K44]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([.N44]*[.O44])-([.I44]*[.J44])" office:value-type="float" office:value="0" calcext:value-type="float">
            <text:p>0</text:p>
          </table:table-cell>
          <table:table-cell table:formula="of:=IF([.R44]=0;&quot;&quot;; IF([.R44]&gt;=0; &quot;Win&quot;; &quot;Loss&quot;)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[.K45]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([.N45]*[.O45])-([.I45]*[.J45])" office:value-type="float" office:value="0" calcext:value-type="float">
            <text:p>0</text:p>
          </table:table-cell>
          <table:table-cell table:formula="of:=IF([.R45]=0;&quot;&quot;; IF([.R45]&gt;=0; &quot;Win&quot;; &quot;Loss&quot;)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[.K46]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([.N46]*[.O46])-([.I46]*[.J46])" office:value-type="float" office:value="0" calcext:value-type="float">
            <text:p>0</text:p>
          </table:table-cell>
          <table:table-cell table:formula="of:=IF([.R46]=0;&quot;&quot;; IF([.R46]&gt;=0; &quot;Win&quot;; &quot;Loss&quot;)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[.K47]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([.N47]*[.O47])-([.I47]*[.J47])" office:value-type="float" office:value="0" calcext:value-type="float">
            <text:p>0</text:p>
          </table:table-cell>
          <table:table-cell table:formula="of:=IF([.R47]=0;&quot;&quot;; IF([.R47]&gt;=0; &quot;Win&quot;; &quot;Loss&quot;)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[.K48]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([.N48]*[.O48])-([.I48]*[.J48])" office:value-type="float" office:value="0" calcext:value-type="float">
            <text:p>0</text:p>
          </table:table-cell>
          <table:table-cell table:formula="of:=IF([.R48]=0;&quot;&quot;; IF([.R48]&gt;=0; &quot;Win&quot;; &quot;Loss&quot;)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[.K49]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([.N49]*[.O49])-([.I49]*[.J49])" office:value-type="float" office:value="0" calcext:value-type="float">
            <text:p>0</text:p>
          </table:table-cell>
          <table:table-cell table:formula="of:=IF([.R49]=0;&quot;&quot;; IF([.R49]&gt;=0; &quot;Win&quot;; &quot;Loss&quot;)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[.K50]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([.N50]*[.O50])-([.I50]*[.J50])" office:value-type="float" office:value="0" calcext:value-type="float">
            <text:p>0</text:p>
          </table:table-cell>
          <table:table-cell table:formula="of:=IF([.R50]=0;&quot;&quot;; IF([.R50]&gt;=0; &quot;Win&quot;; &quot;Loss&quot;)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[.K51]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([.N51]*[.O51])-([.I51]*[.J51])" office:value-type="float" office:value="0" calcext:value-type="float">
            <text:p>0</text:p>
          </table:table-cell>
          <table:table-cell table:formula="of:=IF([.R51]=0;&quot;&quot;; IF([.R51]&gt;=0; &quot;Win&quot;; &quot;Loss&quot;)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[.K52]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([.N52]*[.O52])-([.I52]*[.J52])" office:value-type="float" office:value="0" calcext:value-type="float">
            <text:p>0</text:p>
          </table:table-cell>
          <table:table-cell table:formula="of:=IF([.R52]=0;&quot;&quot;; IF([.R52]&gt;=0; &quot;Win&quot;; &quot;Loss&quot;)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[.K53]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([.N53]*[.O53])-([.I53]*[.J53])" office:value-type="float" office:value="0" calcext:value-type="float">
            <text:p>0</text:p>
          </table:table-cell>
          <table:table-cell table:formula="of:=IF([.R53]=0;&quot;&quot;; IF([.R53]&gt;=0; &quot;Win&quot;; &quot;Loss&quot;)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[.K54]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([.N54]*[.O54])-([.I54]*[.J54])" office:value-type="float" office:value="0" calcext:value-type="float">
            <text:p>0</text:p>
          </table:table-cell>
          <table:table-cell table:formula="of:=IF([.R54]=0;&quot;&quot;; IF([.R54]&gt;=0; &quot;Win&quot;; &quot;Loss&quot;)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[.K55]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([.N55]*[.O55])-([.I55]*[.J55])" office:value-type="float" office:value="0" calcext:value-type="float">
            <text:p>0</text:p>
          </table:table-cell>
          <table:table-cell table:formula="of:=IF([.R55]=0;&quot;&quot;; IF([.R55]&gt;=0; &quot;Win&quot;; &quot;Loss&quot;)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[.K56]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([.N56]*[.O56])-([.I56]*[.J56])" office:value-type="float" office:value="0" calcext:value-type="float">
            <text:p>0</text:p>
          </table:table-cell>
          <table:table-cell table:formula="of:=IF([.R56]=0;&quot;&quot;; IF([.R56]&gt;=0; &quot;Win&quot;; &quot;Loss&quot;)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[.K57]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([.N57]*[.O57])-([.I57]*[.J57])" office:value-type="float" office:value="0" calcext:value-type="float">
            <text:p>0</text:p>
          </table:table-cell>
          <table:table-cell table:formula="of:=IF([.R57]=0;&quot;&quot;; IF([.R57]&gt;=0; &quot;Win&quot;; &quot;Loss&quot;)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[.K58]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([.N58]*[.O58])-([.I58]*[.J58])" office:value-type="float" office:value="0" calcext:value-type="float">
            <text:p>0</text:p>
          </table:table-cell>
          <table:table-cell table:formula="of:=IF([.R58]=0;&quot;&quot;; IF([.R58]&gt;=0; &quot;Win&quot;; &quot;Loss&quot;)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[.K59]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([.N59]*[.O59])-([.I59]*[.J59])" office:value-type="float" office:value="0" calcext:value-type="float">
            <text:p>0</text:p>
          </table:table-cell>
          <table:table-cell table:formula="of:=IF([.R59]=0;&quot;&quot;; IF([.R59]&gt;=0; &quot;Win&quot;; &quot;Loss&quot;)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[.K60]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([.N60]*[.O60])-([.I60]*[.J60])" office:value-type="float" office:value="0" calcext:value-type="float">
            <text:p>0</text:p>
          </table:table-cell>
          <table:table-cell table:formula="of:=IF([.R60]=0;&quot;&quot;; IF([.R60]&gt;=0; &quot;Win&quot;; &quot;Loss&quot;)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[.K61]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([.N61]*[.O61])-([.I61]*[.J61])" office:value-type="float" office:value="0" calcext:value-type="float">
            <text:p>0</text:p>
          </table:table-cell>
          <table:table-cell table:formula="of:=IF([.R61]=0;&quot;&quot;; IF([.R61]&gt;=0; &quot;Win&quot;; &quot;Loss&quot;)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[.K62]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([.N62]*[.O62])-([.I62]*[.J62])" office:value-type="float" office:value="0" calcext:value-type="float">
            <text:p>0</text:p>
          </table:table-cell>
          <table:table-cell table:formula="of:=IF([.R62]=0;&quot;&quot;; IF([.R62]&gt;=0; &quot;Win&quot;; &quot;Loss&quot;)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[.K63]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([.N63]*[.O63])-([.I63]*[.J63])" office:value-type="float" office:value="0" calcext:value-type="float">
            <text:p>0</text:p>
          </table:table-cell>
          <table:table-cell table:formula="of:=IF([.R63]=0;&quot;&quot;; IF([.R63]&gt;=0; &quot;Win&quot;; &quot;Loss&quot;)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[.K64]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([.N64]*[.O64])-([.I64]*[.J64])" office:value-type="float" office:value="0" calcext:value-type="float">
            <text:p>0</text:p>
          </table:table-cell>
          <table:table-cell table:formula="of:=IF([.R64]=0;&quot;&quot;; IF([.R64]&gt;=0; &quot;Win&quot;; &quot;Loss&quot;)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[.K65]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([.N65]*[.O65])-([.I65]*[.J65])" office:value-type="float" office:value="0" calcext:value-type="float">
            <text:p>0</text:p>
          </table:table-cell>
          <table:table-cell table:formula="of:=IF([.R65]=0;&quot;&quot;; IF([.R65]&gt;=0; &quot;Win&quot;; &quot;Loss&quot;)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[.K66]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([.N66]*[.O66])-([.I66]*[.J66])" office:value-type="float" office:value="0" calcext:value-type="float">
            <text:p>0</text:p>
          </table:table-cell>
          <table:table-cell table:formula="of:=IF([.R66]=0;&quot;&quot;; IF([.R66]&gt;=0; &quot;Win&quot;; &quot;Loss&quot;)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[.K67]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([.N67]*[.O67])-([.I67]*[.J67])" office:value-type="float" office:value="0" calcext:value-type="float">
            <text:p>0</text:p>
          </table:table-cell>
          <table:table-cell table:formula="of:=IF([.R67]=0;&quot;&quot;; IF([.R67]&gt;=0; &quot;Win&quot;; &quot;Loss&quot;)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[.K68]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([.N68]*[.O68])-([.I68]*[.J68])" office:value-type="float" office:value="0" calcext:value-type="float">
            <text:p>0</text:p>
          </table:table-cell>
          <table:table-cell table:formula="of:=IF([.R68]=0;&quot;&quot;; IF([.R68]&gt;=0; &quot;Win&quot;; &quot;Loss&quot;)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[.K69]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([.N69]*[.O69])-([.I69]*[.J69])" office:value-type="float" office:value="0" calcext:value-type="float">
            <text:p>0</text:p>
          </table:table-cell>
          <table:table-cell table:formula="of:=IF([.R69]=0;&quot;&quot;; IF([.R69]&gt;=0; &quot;Win&quot;; &quot;Loss&quot;)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[.K70]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([.N70]*[.O70])-([.I70]*[.J70])" office:value-type="float" office:value="0" calcext:value-type="float">
            <text:p>0</text:p>
          </table:table-cell>
          <table:table-cell table:formula="of:=IF([.R70]=0;&quot;&quot;; IF([.R70]&gt;=0; &quot;Win&quot;; &quot;Loss&quot;)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[.K71]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([.N71]*[.O71])-([.I71]*[.J71])" office:value-type="float" office:value="0" calcext:value-type="float">
            <text:p>0</text:p>
          </table:table-cell>
          <table:table-cell table:formula="of:=IF([.R71]=0;&quot;&quot;; IF([.R71]&gt;=0; &quot;Win&quot;; &quot;Loss&quot;)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[.K72]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([.N72]*[.O72])-([.I72]*[.J72])" office:value-type="float" office:value="0" calcext:value-type="float">
            <text:p>0</text:p>
          </table:table-cell>
          <table:table-cell table:formula="of:=IF([.R72]=0;&quot;&quot;; IF([.R72]&gt;=0; &quot;Win&quot;; &quot;Loss&quot;)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[.K73]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([.N73]*[.O73])-([.I73]*[.J73])" office:value-type="float" office:value="0" calcext:value-type="float">
            <text:p>0</text:p>
          </table:table-cell>
          <table:table-cell table:formula="of:=IF([.R73]=0;&quot;&quot;; IF([.R73]&gt;=0; &quot;Win&quot;; &quot;Loss&quot;)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[.K74]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([.N74]*[.O74])-([.I74]*[.J74])" office:value-type="float" office:value="0" calcext:value-type="float">
            <text:p>0</text:p>
          </table:table-cell>
          <table:table-cell table:formula="of:=IF([.R74]=0;&quot;&quot;; IF([.R74]&gt;=0; &quot;Win&quot;; &quot;Loss&quot;)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[.K75]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([.N75]*[.O75])-([.I75]*[.J75])" office:value-type="float" office:value="0" calcext:value-type="float">
            <text:p>0</text:p>
          </table:table-cell>
          <table:table-cell table:formula="of:=IF([.R75]=0;&quot;&quot;; IF([.R75]&gt;=0; &quot;Win&quot;; &quot;Loss&quot;)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[.K76]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([.N76]*[.O76])-([.I76]*[.J76])" office:value-type="float" office:value="0" calcext:value-type="float">
            <text:p>0</text:p>
          </table:table-cell>
          <table:table-cell table:formula="of:=IF([.R76]=0;&quot;&quot;; IF([.R76]&gt;=0; &quot;Win&quot;; &quot;Loss&quot;)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[.K77]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([.N77]*[.O77])-([.I77]*[.J77])" office:value-type="float" office:value="0" calcext:value-type="float">
            <text:p>0</text:p>
          </table:table-cell>
          <table:table-cell table:formula="of:=IF([.R77]=0;&quot;&quot;; IF([.R77]&gt;=0; &quot;Win&quot;; &quot;Loss&quot;)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[.K78]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([.N78]*[.O78])-([.I78]*[.J78])" office:value-type="float" office:value="0" calcext:value-type="float">
            <text:p>0</text:p>
          </table:table-cell>
          <table:table-cell table:formula="of:=IF([.R78]=0;&quot;&quot;; IF([.R78]&gt;=0; &quot;Win&quot;; &quot;Loss&quot;)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[.K79]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([.N79]*[.O79])-([.I79]*[.J79])" office:value-type="float" office:value="0" calcext:value-type="float">
            <text:p>0</text:p>
          </table:table-cell>
          <table:table-cell table:formula="of:=IF([.R79]=0;&quot;&quot;; IF([.R79]&gt;=0; &quot;Win&quot;; &quot;Loss&quot;)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[.K80]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([.N80]*[.O80])-([.I80]*[.J80])" office:value-type="float" office:value="0" calcext:value-type="float">
            <text:p>0</text:p>
          </table:table-cell>
          <table:table-cell table:formula="of:=IF([.R80]=0;&quot;&quot;; IF([.R80]&gt;=0; &quot;Win&quot;; &quot;Loss&quot;)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[.K81]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([.N81]*[.O81])-([.I81]*[.J81])" office:value-type="float" office:value="0" calcext:value-type="float">
            <text:p>0</text:p>
          </table:table-cell>
          <table:table-cell table:formula="of:=IF([.R81]=0;&quot;&quot;; IF([.R81]&gt;=0; &quot;Win&quot;; &quot;Loss&quot;)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[.K82]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([.N82]*[.O82])-([.I82]*[.J82])" office:value-type="float" office:value="0" calcext:value-type="float">
            <text:p>0</text:p>
          </table:table-cell>
          <table:table-cell table:formula="of:=IF([.R82]=0;&quot;&quot;; IF([.R82]&gt;=0; &quot;Win&quot;; &quot;Loss&quot;)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[.K83]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([.N83]*[.O83])-([.I83]*[.J83])" office:value-type="float" office:value="0" calcext:value-type="float">
            <text:p>0</text:p>
          </table:table-cell>
          <table:table-cell table:formula="of:=IF([.R83]=0;&quot;&quot;; IF([.R83]&gt;=0; &quot;Win&quot;; &quot;Loss&quot;)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[.K84]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([.N84]*[.O84])-([.I84]*[.J84])" office:value-type="float" office:value="0" calcext:value-type="float">
            <text:p>0</text:p>
          </table:table-cell>
          <table:table-cell table:formula="of:=IF([.R84]=0;&quot;&quot;; IF([.R84]&gt;=0; &quot;Win&quot;; &quot;Loss&quot;)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[.K85]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([.N85]*[.O85])-([.I85]*[.J85])" office:value-type="float" office:value="0" calcext:value-type="float">
            <text:p>0</text:p>
          </table:table-cell>
          <table:table-cell table:formula="of:=IF([.R85]=0;&quot;&quot;; IF([.R85]&gt;=0; &quot;Win&quot;; &quot;Loss&quot;)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[.K86]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([.N86]*[.O86])-([.I86]*[.J86])" office:value-type="float" office:value="0" calcext:value-type="float">
            <text:p>0</text:p>
          </table:table-cell>
          <table:table-cell table:formula="of:=IF([.R86]=0;&quot;&quot;; IF([.R86]&gt;=0; &quot;Win&quot;; &quot;Loss&quot;)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[.K87]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([.N87]*[.O87])-([.I87]*[.J87])" office:value-type="float" office:value="0" calcext:value-type="float">
            <text:p>0</text:p>
          </table:table-cell>
          <table:table-cell table:formula="of:=IF([.R87]=0;&quot;&quot;; IF([.R87]&gt;=0; &quot;Win&quot;; &quot;Loss&quot;)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[.K88]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([.N88]*[.O88])-([.I88]*[.J88])" office:value-type="float" office:value="0" calcext:value-type="float">
            <text:p>0</text:p>
          </table:table-cell>
          <table:table-cell table:formula="of:=IF([.R88]=0;&quot;&quot;; IF([.R88]&gt;=0; &quot;Win&quot;; &quot;Loss&quot;)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[.K89]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([.N89]*[.O89])-([.I89]*[.J89])" office:value-type="float" office:value="0" calcext:value-type="float">
            <text:p>0</text:p>
          </table:table-cell>
          <table:table-cell table:formula="of:=IF([.R89]=0;&quot;&quot;; IF([.R89]&gt;=0; &quot;Win&quot;; &quot;Loss&quot;)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[.K90]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([.N90]*[.O90])-([.I90]*[.J90])" office:value-type="float" office:value="0" calcext:value-type="float">
            <text:p>0</text:p>
          </table:table-cell>
          <table:table-cell table:formula="of:=IF([.R90]=0;&quot;&quot;; IF([.R90]&gt;=0; &quot;Win&quot;; &quot;Loss&quot;)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[.K91]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([.N91]*[.O91])-([.I91]*[.J91])" office:value-type="float" office:value="0" calcext:value-type="float">
            <text:p>0</text:p>
          </table:table-cell>
          <table:table-cell table:formula="of:=IF([.R91]=0;&quot;&quot;; IF([.R91]&gt;=0; &quot;Win&quot;; &quot;Loss&quot;)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[.K92]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([.N92]*[.O92])-([.I92]*[.J92])" office:value-type="float" office:value="0" calcext:value-type="float">
            <text:p>0</text:p>
          </table:table-cell>
          <table:table-cell table:formula="of:=IF([.R92]=0;&quot;&quot;; IF([.R92]&gt;=0; &quot;Win&quot;; &quot;Loss&quot;)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[.K93]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([.N93]*[.O93])-([.I93]*[.J93])" office:value-type="float" office:value="0" calcext:value-type="float">
            <text:p>0</text:p>
          </table:table-cell>
          <table:table-cell table:formula="of:=IF([.R93]=0;&quot;&quot;; IF([.R93]&gt;=0; &quot;Win&quot;; &quot;Loss&quot;)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[.K94]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([.N94]*[.O94])-([.I94]*[.J94])" office:value-type="float" office:value="0" calcext:value-type="float">
            <text:p>0</text:p>
          </table:table-cell>
          <table:table-cell table:formula="of:=IF([.R94]=0;&quot;&quot;; IF([.R94]&gt;=0; &quot;Win&quot;; &quot;Loss&quot;)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[.K95]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([.N95]*[.O95])-([.I95]*[.J95])" office:value-type="float" office:value="0" calcext:value-type="float">
            <text:p>0</text:p>
          </table:table-cell>
          <table:table-cell table:formula="of:=IF([.R95]=0;&quot;&quot;; IF([.R95]&gt;=0; &quot;Win&quot;; &quot;Loss&quot;)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[.K96]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([.N96]*[.O96])-([.I96]*[.J96])" office:value-type="float" office:value="0" calcext:value-type="float">
            <text:p>0</text:p>
          </table:table-cell>
          <table:table-cell table:formula="of:=IF([.R96]=0;&quot;&quot;; IF([.R96]&gt;=0; &quot;Win&quot;; &quot;Loss&quot;)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[.K97]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([.N97]*[.O97])-([.I97]*[.J97])" office:value-type="float" office:value="0" calcext:value-type="float">
            <text:p>0</text:p>
          </table:table-cell>
          <table:table-cell table:formula="of:=IF([.R97]=0;&quot;&quot;; IF([.R97]&gt;=0; &quot;Win&quot;; &quot;Loss&quot;)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[.K98]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([.N98]*[.O98])-([.I98]*[.J98])" office:value-type="float" office:value="0" calcext:value-type="float">
            <text:p>0</text:p>
          </table:table-cell>
          <table:table-cell table:formula="of:=IF([.R98]=0;&quot;&quot;; IF([.R98]&gt;=0; &quot;Win&quot;; &quot;Loss&quot;)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[.K99]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([.N99]*[.O99])-([.I99]*[.J99])" office:value-type="float" office:value="0" calcext:value-type="float">
            <text:p>0</text:p>
          </table:table-cell>
          <table:table-cell table:formula="of:=IF([.R99]=0;&quot;&quot;; IF([.R99]&gt;=0; &quot;Win&quot;; &quot;Loss&quot;)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[.K100]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formula="of:=IF([.R100]=0;&quot;&quot;; IF([.R100]&gt;=0; &quot;Win&quot;; &quot;Loss&quot;)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[.K101]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formula="of:=IF([.R101]=0;&quot;&quot;; IF([.R101]&gt;=0; &quot;Win&quot;; &quot;Loss&quot;)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[.K102]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formula="of:=IF([.R102]=0;&quot;&quot;; IF([.R102]&gt;=0; &quot;Win&quot;; &quot;Loss&quot;)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[.K103]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formula="of:=IF([.R103]=0;&quot;&quot;; IF([.R103]&gt;=0; &quot;Win&quot;; &quot;Loss&quot;)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[.K104]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formula="of:=IF([.R104]=0;&quot;&quot;; IF([.R104]&gt;=0; &quot;Win&quot;; &quot;Loss&quot;)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[.K105]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formula="of:=IF([.R105]=0;&quot;&quot;; IF([.R105]&gt;=0; &quot;Win&quot;; &quot;Loss&quot;)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[.K106]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formula="of:=IF([.R106]=0;&quot;&quot;; IF([.R106]&gt;=0; &quot;Win&quot;; &quot;Loss&quot;)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[.K107]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formula="of:=IF([.R107]=0;&quot;&quot;; IF([.R107]&gt;=0; &quot;Win&quot;; &quot;Loss&quot;)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[.K108]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formula="of:=IF([.R108]=0;&quot;&quot;; IF([.R108]&gt;=0; &quot;Win&quot;; &quot;Loss&quot;)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[.K109]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formula="of:=IF([.R109]=0;&quot;&quot;; IF([.R109]&gt;=0; &quot;Win&quot;; &quot;Loss&quot;)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[.K110]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formula="of:=IF([.R110]=0;&quot;&quot;; IF([.R110]&gt;=0; &quot;Win&quot;; &quot;Loss&quot;)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[.K111]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formula="of:=IF([.R111]=0;&quot;&quot;; IF([.R111]&gt;=0; &quot;Win&quot;; &quot;Loss&quot;)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[.K112]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formula="of:=IF([.R112]=0;&quot;&quot;; IF([.R112]&gt;=0; &quot;Win&quot;; &quot;Loss&quot;)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[.K113]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formula="of:=IF([.R113]=0;&quot;&quot;; IF([.R113]&gt;=0; &quot;Win&quot;; &quot;Loss&quot;)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[.K114]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formula="of:=IF([.R114]=0;&quot;&quot;; IF([.R114]&gt;=0; &quot;Win&quot;; &quot;Loss&quot;)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[.K115]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formula="of:=IF([.R115]=0;&quot;&quot;; IF([.R115]&gt;=0; &quot;Win&quot;; &quot;Loss&quot;)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[.K116]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formula="of:=IF([.R116]=0;&quot;&quot;; IF([.R116]&gt;=0; &quot;Win&quot;; &quot;Loss&quot;)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[.K117]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formula="of:=IF([.R117]=0;&quot;&quot;; IF([.R117]&gt;=0; &quot;Win&quot;; &quot;Loss&quot;)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[.K118]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formula="of:=IF([.R118]=0;&quot;&quot;; IF([.R118]&gt;=0; &quot;Win&quot;; &quot;Loss&quot;)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[.K119]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formula="of:=IF([.R119]=0;&quot;&quot;; IF([.R119]&gt;=0; &quot;Win&quot;; &quot;Loss&quot;)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[.K120]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formula="of:=IF([.R120]=0;&quot;&quot;; IF([.R120]&gt;=0; &quot;Win&quot;; &quot;Loss&quot;)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[.K121]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formula="of:=IF([.R121]=0;&quot;&quot;; IF([.R121]&gt;=0; &quot;Win&quot;; &quot;Loss&quot;)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[.K122]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formula="of:=IF([.R122]=0;&quot;&quot;; IF([.R122]&gt;=0; &quot;Win&quot;; &quot;Loss&quot;)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[.K123]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formula="of:=IF([.R123]=0;&quot;&quot;; IF([.R123]&gt;=0; &quot;Win&quot;; &quot;Loss&quot;)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[.K124]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formula="of:=IF([.R124]=0;&quot;&quot;; IF([.R124]&gt;=0; &quot;Win&quot;; &quot;Loss&quot;)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[.K125]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formula="of:=IF([.R125]=0;&quot;&quot;; IF([.R125]&gt;=0; &quot;Win&quot;; &quot;Loss&quot;)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[.K126]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formula="of:=IF([.R126]=0;&quot;&quot;; IF([.R126]&gt;=0; &quot;Win&quot;; &quot;Loss&quot;)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[.K127]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formula="of:=IF([.R127]=0;&quot;&quot;; IF([.R127]&gt;=0; &quot;Win&quot;; &quot;Loss&quot;)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[.K128]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formula="of:=IF([.R128]=0;&quot;&quot;; IF([.R128]&gt;=0; &quot;Win&quot;; &quot;Loss&quot;)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[.K129]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formula="of:=IF([.R129]=0;&quot;&quot;; IF([.R129]&gt;=0; &quot;Win&quot;; &quot;Loss&quot;)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[.K130]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formula="of:=IF([.R130]=0;&quot;&quot;; IF([.R130]&gt;=0; &quot;Win&quot;; &quot;Loss&quot;)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[.K131]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formula="of:=IF([.R131]=0;&quot;&quot;; IF([.R131]&gt;=0; &quot;Win&quot;; &quot;Loss&quot;)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[.K132]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formula="of:=IF([.R132]=0;&quot;&quot;; IF([.R132]&gt;=0; &quot;Win&quot;; &quot;Loss&quot;)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[.K133]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formula="of:=IF([.R133]=0;&quot;&quot;; IF([.R133]&gt;=0; &quot;Win&quot;; &quot;Loss&quot;)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[.K134]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formula="of:=IF([.R134]=0;&quot;&quot;; IF([.R134]&gt;=0; &quot;Win&quot;; &quot;Loss&quot;)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[.K135]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formula="of:=IF([.R135]=0;&quot;&quot;; IF([.R135]&gt;=0; &quot;Win&quot;; &quot;Loss&quot;)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[.K136]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formula="of:=IF([.R136]=0;&quot;&quot;; IF([.R136]&gt;=0; &quot;Win&quot;; &quot;Loss&quot;)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[.K137]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formula="of:=IF([.R137]=0;&quot;&quot;; IF([.R137]&gt;=0; &quot;Win&quot;; &quot;Loss&quot;)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[.K138]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formula="of:=IF([.R138]=0;&quot;&quot;; IF([.R138]&gt;=0; &quot;Win&quot;; &quot;Loss&quot;)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[.K139]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formula="of:=IF([.R139]=0;&quot;&quot;; IF([.R139]&gt;=0; &quot;Win&quot;; &quot;Loss&quot;)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[.K140]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formula="of:=IF([.R140]=0;&quot;&quot;; IF([.R140]&gt;=0; &quot;Win&quot;; &quot;Loss&quot;)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[.K141]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formula="of:=IF([.R141]=0;&quot;&quot;; IF([.R141]&gt;=0; &quot;Win&quot;; &quot;Loss&quot;)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[.K142]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formula="of:=IF([.R142]=0;&quot;&quot;; IF([.R142]&gt;=0; &quot;Win&quot;; &quot;Loss&quot;)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[.K143]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formula="of:=IF([.R143]=0;&quot;&quot;; IF([.R143]&gt;=0; &quot;Win&quot;; &quot;Loss&quot;)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[.K144]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formula="of:=IF([.R144]=0;&quot;&quot;; IF([.R144]&gt;=0; &quot;Win&quot;; &quot;Loss&quot;)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[.K145]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formula="of:=IF([.R145]=0;&quot;&quot;; IF([.R145]&gt;=0; &quot;Win&quot;; &quot;Loss&quot;)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[.K146]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formula="of:=IF([.R146]=0;&quot;&quot;; IF([.R146]&gt;=0; &quot;Win&quot;; &quot;Loss&quot;)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[.K147]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formula="of:=IF([.R147]=0;&quot;&quot;; IF([.R147]&gt;=0; &quot;Win&quot;; &quot;Loss&quot;)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[.K148]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formula="of:=IF([.R148]=0;&quot;&quot;; IF([.R148]&gt;=0; &quot;Win&quot;; &quot;Loss&quot;)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[.K149]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formula="of:=IF([.R149]=0;&quot;&quot;; IF([.R149]&gt;=0; &quot;Win&quot;; &quot;Loss&quot;)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[.K150]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formula="of:=IF([.R150]=0;&quot;&quot;; IF([.R150]&gt;=0; &quot;Win&quot;; &quot;Loss&quot;)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[.K151]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formula="of:=IF([.R151]=0;&quot;&quot;; IF([.R151]&gt;=0; &quot;Win&quot;; &quot;Loss&quot;)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[.K152]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formula="of:=IF([.R152]=0;&quot;&quot;; IF([.R152]&gt;=0; &quot;Win&quot;; &quot;Loss&quot;)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[.K153]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formula="of:=IF([.R153]=0;&quot;&quot;; IF([.R153]&gt;=0; &quot;Win&quot;; &quot;Loss&quot;)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[.K154]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formula="of:=IF([.R154]=0;&quot;&quot;; IF([.R154]&gt;=0; &quot;Win&quot;; &quot;Loss&quot;)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[.K155]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formula="of:=IF([.R155]=0;&quot;&quot;; IF([.R155]&gt;=0; &quot;Win&quot;; &quot;Loss&quot;)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[.K156]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formula="of:=IF([.R156]=0;&quot;&quot;; IF([.R156]&gt;=0; &quot;Win&quot;; &quot;Loss&quot;)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[.K157]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formula="of:=IF([.R157]=0;&quot;&quot;; IF([.R157]&gt;=0; &quot;Win&quot;; &quot;Loss&quot;)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[.K158]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formula="of:=IF([.R158]=0;&quot;&quot;; IF([.R158]&gt;=0; &quot;Win&quot;; &quot;Loss&quot;)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[.K159]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formula="of:=IF([.R159]=0;&quot;&quot;; IF([.R159]&gt;=0; &quot;Win&quot;; &quot;Loss&quot;)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[.K160]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formula="of:=IF([.R160]=0;&quot;&quot;; IF([.R160]&gt;=0; &quot;Win&quot;; &quot;Loss&quot;)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[.K161]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formula="of:=IF([.R161]=0;&quot;&quot;; IF([.R161]&gt;=0; &quot;Win&quot;; &quot;Loss&quot;)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[.K162]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formula="of:=IF([.R162]=0;&quot;&quot;; IF([.R162]&gt;=0; &quot;Win&quot;; &quot;Loss&quot;)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[.K163]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formula="of:=IF([.R163]=0;&quot;&quot;; IF([.R163]&gt;=0; &quot;Win&quot;; &quot;Loss&quot;)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[.K164]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formula="of:=IF([.R164]=0;&quot;&quot;; IF([.R164]&gt;=0; &quot;Win&quot;; &quot;Loss&quot;)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[.K165]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formula="of:=IF([.R165]=0;&quot;&quot;; IF([.R165]&gt;=0; &quot;Win&quot;; &quot;Loss&quot;)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[.K166]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formula="of:=IF([.R166]=0;&quot;&quot;; IF([.R166]&gt;=0; &quot;Win&quot;; &quot;Loss&quot;)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[.K167]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formula="of:=IF([.R167]=0;&quot;&quot;; IF([.R167]&gt;=0; &quot;Win&quot;; &quot;Loss&quot;)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[.K168]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formula="of:=IF([.R168]=0;&quot;&quot;; IF([.R168]&gt;=0; &quot;Win&quot;; &quot;Loss&quot;)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[.K169]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formula="of:=IF([.R169]=0;&quot;&quot;; IF([.R169]&gt;=0; &quot;Win&quot;; &quot;Loss&quot;)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[.K170]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formula="of:=IF([.R170]=0;&quot;&quot;; IF([.R170]&gt;=0; &quot;Win&quot;; &quot;Loss&quot;)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[.K171]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formula="of:=IF([.R171]=0;&quot;&quot;; IF([.R171]&gt;=0; &quot;Win&quot;; &quot;Loss&quot;)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[.K172]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formula="of:=IF([.R172]=0;&quot;&quot;; IF([.R172]&gt;=0; &quot;Win&quot;; &quot;Loss&quot;)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[.K173]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formula="of:=IF([.R173]=0;&quot;&quot;; IF([.R173]&gt;=0; &quot;Win&quot;; &quot;Loss&quot;)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[.K174]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formula="of:=IF([.R174]=0;&quot;&quot;; IF([.R174]&gt;=0; &quot;Win&quot;; &quot;Loss&quot;)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[.K175]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formula="of:=IF([.R175]=0;&quot;&quot;; IF([.R175]&gt;=0; &quot;Win&quot;; &quot;Loss&quot;)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[.K176]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formula="of:=IF([.R176]=0;&quot;&quot;; IF([.R176]&gt;=0; &quot;Win&quot;; &quot;Loss&quot;)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[.K177]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formula="of:=IF([.R177]=0;&quot;&quot;; IF([.R177]&gt;=0; &quot;Win&quot;; &quot;Loss&quot;)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[.K178]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formula="of:=IF([.R178]=0;&quot;&quot;; IF([.R178]&gt;=0; &quot;Win&quot;; &quot;Loss&quot;)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[.K179]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formula="of:=IF([.R179]=0;&quot;&quot;; IF([.R179]&gt;=0; &quot;Win&quot;; &quot;Loss&quot;)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[.K180]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formula="of:=IF([.R180]=0;&quot;&quot;; IF([.R180]&gt;=0; &quot;Win&quot;; &quot;Loss&quot;)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[.K181]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formula="of:=IF([.R181]=0;&quot;&quot;; IF([.R181]&gt;=0; &quot;Win&quot;; &quot;Loss&quot;)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[.K182]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formula="of:=IF([.R182]=0;&quot;&quot;; IF([.R182]&gt;=0; &quot;Win&quot;; &quot;Loss&quot;)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[.K183]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formula="of:=IF([.R183]=0;&quot;&quot;; IF([.R183]&gt;=0; &quot;Win&quot;; &quot;Loss&quot;)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[.K184]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formula="of:=IF([.R184]=0;&quot;&quot;; IF([.R184]&gt;=0; &quot;Win&quot;; &quot;Loss&quot;)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[.K185]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formula="of:=IF([.R185]=0;&quot;&quot;; IF([.R185]&gt;=0; &quot;Win&quot;; &quot;Loss&quot;)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[.K186]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formula="of:=IF([.R186]=0;&quot;&quot;; IF([.R186]&gt;=0; &quot;Win&quot;; &quot;Loss&quot;)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[.K187]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formula="of:=IF([.R187]=0;&quot;&quot;; IF([.R187]&gt;=0; &quot;Win&quot;; &quot;Loss&quot;)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[.K188]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formula="of:=IF([.R188]=0;&quot;&quot;; IF([.R188]&gt;=0; &quot;Win&quot;; &quot;Loss&quot;)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[.K189]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formula="of:=IF([.R189]=0;&quot;&quot;; IF([.R189]&gt;=0; &quot;Win&quot;; &quot;Loss&quot;)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[.K190]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formula="of:=IF([.R190]=0;&quot;&quot;; IF([.R190]&gt;=0; &quot;Win&quot;; &quot;Loss&quot;)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[.K191]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formula="of:=IF([.R191]=0;&quot;&quot;; IF([.R191]&gt;=0; &quot;Win&quot;; &quot;Loss&quot;)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[.K192]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formula="of:=IF([.R192]=0;&quot;&quot;; IF([.R192]&gt;=0; &quot;Win&quot;; &quot;Loss&quot;)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[.K193]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formula="of:=IF([.R193]=0;&quot;&quot;; IF([.R193]&gt;=0; &quot;Win&quot;; &quot;Loss&quot;)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[.K194]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formula="of:=IF([.R194]=0;&quot;&quot;; IF([.R194]&gt;=0; &quot;Win&quot;; &quot;Loss&quot;)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[.K195]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formula="of:=IF([.R195]=0;&quot;&quot;; IF([.R195]&gt;=0; &quot;Win&quot;; &quot;Loss&quot;)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[.K196]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formula="of:=IF([.R196]=0;&quot;&quot;; IF([.R196]&gt;=0; &quot;Win&quot;; &quot;Loss&quot;)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[.K197]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formula="of:=IF([.R197]=0;&quot;&quot;; IF([.R197]&gt;=0; &quot;Win&quot;; &quot;Loss&quot;)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[.K198]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formula="of:=IF([.R198]=0;&quot;&quot;; IF([.R198]&gt;=0; &quot;Win&quot;; &quot;Loss&quot;)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[.K199]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formula="of:=IF([.R199]=0;&quot;&quot;; IF([.R199]&gt;=0; &quot;Win&quot;; &quot;Loss&quot;)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[.K200]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formula="of:=IF([.R200]=0;&quot;&quot;; IF([.R200]&gt;=0; &quot;Win&quot;; &quot;Loss&quot;)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[.K201]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formula="of:=IF([.R201]=0;&quot;&quot;; IF([.R201]&gt;=0; &quot;Win&quot;; &quot;Loss&quot;)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[.K202]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formula="of:=IF([.R202]=0;&quot;&quot;; IF([.R202]&gt;=0; &quot;Win&quot;; &quot;Loss&quot;)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[.K203]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formula="of:=IF([.R203]=0;&quot;&quot;; IF([.R203]&gt;=0; &quot;Win&quot;; &quot;Loss&quot;)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[.K204]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formula="of:=IF([.R204]=0;&quot;&quot;; IF([.R204]&gt;=0; &quot;Win&quot;; &quot;Loss&quot;)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[.K205]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formula="of:=IF([.R205]=0;&quot;&quot;; IF([.R205]&gt;=0; &quot;Win&quot;; &quot;Loss&quot;)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[.K206]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formula="of:=IF([.R206]=0;&quot;&quot;; IF([.R206]&gt;=0; &quot;Win&quot;; &quot;Loss&quot;)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[.K207]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formula="of:=IF([.R207]=0;&quot;&quot;; IF([.R207]&gt;=0; &quot;Win&quot;; &quot;Loss&quot;)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[.K208]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formula="of:=IF([.R208]=0;&quot;&quot;; IF([.R208]&gt;=0; &quot;Win&quot;; &quot;Loss&quot;)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[.K209]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formula="of:=IF([.R209]=0;&quot;&quot;; IF([.R209]&gt;=0; &quot;Win&quot;; &quot;Loss&quot;)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[.K210]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formula="of:=IF([.R210]=0;&quot;&quot;; IF([.R210]&gt;=0; &quot;Win&quot;; &quot;Loss&quot;)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[.K211]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formula="of:=IF([.R211]=0;&quot;&quot;; IF([.R211]&gt;=0; &quot;Win&quot;; &quot;Loss&quot;)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[.K212]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formula="of:=IF([.R212]=0;&quot;&quot;; IF([.R212]&gt;=0; &quot;Win&quot;; &quot;Loss&quot;)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[.K213]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formula="of:=IF([.R213]=0;&quot;&quot;; IF([.R213]&gt;=0; &quot;Win&quot;; &quot;Loss&quot;)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[.K214]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formula="of:=IF([.R214]=0;&quot;&quot;; IF([.R214]&gt;=0; &quot;Win&quot;; &quot;Loss&quot;)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[.K215]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formula="of:=IF([.R215]=0;&quot;&quot;; IF([.R215]&gt;=0; &quot;Win&quot;; &quot;Loss&quot;)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[.K216]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formula="of:=IF([.R216]=0;&quot;&quot;; IF([.R216]&gt;=0; &quot;Win&quot;; &quot;Loss&quot;)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[.K217]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formula="of:=IF([.R217]=0;&quot;&quot;; IF([.R217]&gt;=0; &quot;Win&quot;; &quot;Loss&quot;)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[.K218]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formula="of:=IF([.R218]=0;&quot;&quot;; IF([.R218]&gt;=0; &quot;Win&quot;; &quot;Loss&quot;)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[.K219]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formula="of:=IF([.R219]=0;&quot;&quot;; IF([.R219]&gt;=0; &quot;Win&quot;; &quot;Loss&quot;)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[.K220]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formula="of:=IF([.R220]=0;&quot;&quot;; IF([.R220]&gt;=0; &quot;Win&quot;; &quot;Loss&quot;)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[.K221]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formula="of:=IF([.R221]=0;&quot;&quot;; IF([.R221]&gt;=0; &quot;Win&quot;; &quot;Loss&quot;)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[.K222]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formula="of:=IF([.R222]=0;&quot;&quot;; IF([.R222]&gt;=0; &quot;Win&quot;; &quot;Loss&quot;)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[.K223]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formula="of:=IF([.R223]=0;&quot;&quot;; IF([.R223]&gt;=0; &quot;Win&quot;; &quot;Loss&quot;)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[.K224]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formula="of:=IF([.R224]=0;&quot;&quot;; IF([.R224]&gt;=0; &quot;Win&quot;; &quot;Loss&quot;)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[.K225]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formula="of:=IF([.R225]=0;&quot;&quot;; IF([.R225]&gt;=0; &quot;Win&quot;; &quot;Loss&quot;)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[.K226]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formula="of:=IF([.R226]=0;&quot;&quot;; IF([.R226]&gt;=0; &quot;Win&quot;; &quot;Loss&quot;)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[.K227]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formula="of:=IF([.R227]=0;&quot;&quot;; IF([.R227]&gt;=0; &quot;Win&quot;; &quot;Loss&quot;)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[.K228]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formula="of:=IF([.R228]=0;&quot;&quot;; IF([.R228]&gt;=0; &quot;Win&quot;; &quot;Loss&quot;)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[.K229]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formula="of:=IF([.R229]=0;&quot;&quot;; IF([.R229]&gt;=0; &quot;Win&quot;; &quot;Loss&quot;)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[.K230]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formula="of:=IF([.R230]=0;&quot;&quot;; IF([.R230]&gt;=0; &quot;Win&quot;; &quot;Loss&quot;)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[.K231]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formula="of:=IF([.R231]=0;&quot;&quot;; IF([.R231]&gt;=0; &quot;Win&quot;; &quot;Loss&quot;)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[.K232]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formula="of:=IF([.R232]=0;&quot;&quot;; IF([.R232]&gt;=0; &quot;Win&quot;; &quot;Loss&quot;)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[.K233]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formula="of:=IF([.R233]=0;&quot;&quot;; IF([.R233]&gt;=0; &quot;Win&quot;; &quot;Loss&quot;)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[.K234]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formula="of:=IF([.R234]=0;&quot;&quot;; IF([.R234]&gt;=0; &quot;Win&quot;; &quot;Loss&quot;)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[.K235]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formula="of:=IF([.R235]=0;&quot;&quot;; IF([.R235]&gt;=0; &quot;Win&quot;; &quot;Loss&quot;)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[.K236]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formula="of:=IF([.R236]=0;&quot;&quot;; IF([.R236]&gt;=0; &quot;Win&quot;; &quot;Loss&quot;)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[.K237]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formula="of:=IF([.R237]=0;&quot;&quot;; IF([.R237]&gt;=0; &quot;Win&quot;; &quot;Loss&quot;)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[.K238]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formula="of:=IF([.R238]=0;&quot;&quot;; IF([.R238]&gt;=0; &quot;Win&quot;; &quot;Loss&quot;)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[.K239]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formula="of:=IF([.R239]=0;&quot;&quot;; IF([.R239]&gt;=0; &quot;Win&quot;; &quot;Loss&quot;)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[.K240]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formula="of:=IF([.R240]=0;&quot;&quot;; IF([.R240]&gt;=0; &quot;Win&quot;; &quot;Loss&quot;)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[.K241]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formula="of:=IF([.R241]=0;&quot;&quot;; IF([.R241]&gt;=0; &quot;Win&quot;; &quot;Loss&quot;)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[.K242]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formula="of:=IF([.R242]=0;&quot;&quot;; IF([.R242]&gt;=0; &quot;Win&quot;; &quot;Loss&quot;)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[.K243]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formula="of:=IF([.R243]=0;&quot;&quot;; IF([.R243]&gt;=0; &quot;Win&quot;; &quot;Loss&quot;)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[.K244]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formula="of:=IF([.R244]=0;&quot;&quot;; IF([.R244]&gt;=0; &quot;Win&quot;; &quot;Loss&quot;)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[.K245]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formula="of:=IF([.R245]=0;&quot;&quot;; IF([.R245]&gt;=0; &quot;Win&quot;; &quot;Loss&quot;)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[.K246]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formula="of:=IF([.R246]=0;&quot;&quot;; IF([.R246]&gt;=0; &quot;Win&quot;; &quot;Loss&quot;)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[.K247]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formula="of:=IF([.R247]=0;&quot;&quot;; IF([.R247]&gt;=0; &quot;Win&quot;; &quot;Loss&quot;)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[.K248]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formula="of:=IF([.R248]=0;&quot;&quot;; IF([.R248]&gt;=0; &quot;Win&quot;; &quot;Loss&quot;)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[.K249]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formula="of:=IF([.R249]=0;&quot;&quot;; IF([.R249]&gt;=0; &quot;Win&quot;; &quot;Loss&quot;)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[.K250]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formula="of:=IF([.R250]=0;&quot;&quot;; IF([.R250]&gt;=0; &quot;Win&quot;; &quot;Loss&quot;)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[.K251]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formula="of:=IF([.R251]=0;&quot;&quot;; IF([.R251]&gt;=0; &quot;Win&quot;; &quot;Loss&quot;)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[.K252]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formula="of:=IF([.R252]=0;&quot;&quot;; IF([.R252]&gt;=0; &quot;Win&quot;; &quot;Loss&quot;)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[.K253]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formula="of:=IF([.R253]=0;&quot;&quot;; IF([.R253]&gt;=0; &quot;Win&quot;; &quot;Loss&quot;)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[.K254]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formula="of:=IF([.R254]=0;&quot;&quot;; IF([.R254]&gt;=0; &quot;Win&quot;; &quot;Loss&quot;)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[.K255]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formula="of:=IF([.R255]=0;&quot;&quot;; IF([.R255]&gt;=0; &quot;Win&quot;; &quot;Loss&quot;)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[.K256]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formula="of:=IF([.R256]=0;&quot;&quot;; IF([.R256]&gt;=0; &quot;Win&quot;; &quot;Loss&quot;)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[.K257]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formula="of:=IF([.R257]=0;&quot;&quot;; IF([.R257]&gt;=0; &quot;Win&quot;; &quot;Loss&quot;)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[.K258]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formula="of:=IF([.R258]=0;&quot;&quot;; IF([.R258]&gt;=0; &quot;Win&quot;; &quot;Loss&quot;)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[.K259]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formula="of:=IF([.R259]=0;&quot;&quot;; IF([.R259]&gt;=0; &quot;Win&quot;; &quot;Loss&quot;)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[.K260]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formula="of:=IF([.R260]=0;&quot;&quot;; IF([.R260]&gt;=0; &quot;Win&quot;; &quot;Loss&quot;)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[.K261]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formula="of:=IF([.R261]=0;&quot;&quot;; IF([.R261]&gt;=0; &quot;Win&quot;; &quot;Loss&quot;)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[.K262]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formula="of:=IF([.R262]=0;&quot;&quot;; IF([.R262]&gt;=0; &quot;Win&quot;; &quot;Loss&quot;)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[.K263]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formula="of:=IF([.R263]=0;&quot;&quot;; IF([.R263]&gt;=0; &quot;Win&quot;; &quot;Loss&quot;)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[.K264]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formula="of:=IF([.R264]=0;&quot;&quot;; IF([.R264]&gt;=0; &quot;Win&quot;; &quot;Loss&quot;)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[.K265]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formula="of:=IF([.R265]=0;&quot;&quot;; IF([.R265]&gt;=0; &quot;Win&quot;; &quot;Loss&quot;)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[.K266]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formula="of:=IF([.R266]=0;&quot;&quot;; IF([.R266]&gt;=0; &quot;Win&quot;; &quot;Loss&quot;)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[.K267]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formula="of:=IF([.R267]=0;&quot;&quot;; IF([.R267]&gt;=0; &quot;Win&quot;; &quot;Loss&quot;)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[.K268]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formula="of:=IF([.R268]=0;&quot;&quot;; IF([.R268]&gt;=0; &quot;Win&quot;; &quot;Loss&quot;)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[.K269]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formula="of:=IF([.R269]=0;&quot;&quot;; IF([.R269]&gt;=0; &quot;Win&quot;; &quot;Loss&quot;)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[.K270]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formula="of:=IF([.R270]=0;&quot;&quot;; IF([.R270]&gt;=0; &quot;Win&quot;; &quot;Loss&quot;)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[.K271]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formula="of:=IF([.R271]=0;&quot;&quot;; IF([.R271]&gt;=0; &quot;Win&quot;; &quot;Loss&quot;)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[.K272]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formula="of:=IF([.R272]=0;&quot;&quot;; IF([.R272]&gt;=0; &quot;Win&quot;; &quot;Loss&quot;)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[.K273]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formula="of:=IF([.R273]=0;&quot;&quot;; IF([.R273]&gt;=0; &quot;Win&quot;; &quot;Loss&quot;)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[.K274]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formula="of:=IF([.R274]=0;&quot;&quot;; IF([.R274]&gt;=0; &quot;Win&quot;; &quot;Loss&quot;)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[.K275]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formula="of:=IF([.R275]=0;&quot;&quot;; IF([.R275]&gt;=0; &quot;Win&quot;; &quot;Loss&quot;)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[.K276]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formula="of:=IF([.R276]=0;&quot;&quot;; IF([.R276]&gt;=0; &quot;Win&quot;; &quot;Loss&quot;)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[.K277]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formula="of:=IF([.R277]=0;&quot;&quot;; IF([.R277]&gt;=0; &quot;Win&quot;; &quot;Loss&quot;)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[.K278]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formula="of:=IF([.R278]=0;&quot;&quot;; IF([.R278]&gt;=0; &quot;Win&quot;; &quot;Loss&quot;)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[.K279]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formula="of:=IF([.R279]=0;&quot;&quot;; IF([.R279]&gt;=0; &quot;Win&quot;; &quot;Loss&quot;)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[.K280]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formula="of:=IF([.R280]=0;&quot;&quot;; IF([.R280]&gt;=0; &quot;Win&quot;; &quot;Loss&quot;)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[.K281]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formula="of:=IF([.R281]=0;&quot;&quot;; IF([.R281]&gt;=0; &quot;Win&quot;; &quot;Loss&quot;)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[.K282]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formula="of:=IF([.R282]=0;&quot;&quot;; IF([.R282]&gt;=0; &quot;Win&quot;; &quot;Loss&quot;)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[.K283]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formula="of:=IF([.R283]=0;&quot;&quot;; IF([.R283]&gt;=0; &quot;Win&quot;; &quot;Loss&quot;)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[.K284]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formula="of:=IF([.R284]=0;&quot;&quot;; IF([.R284]&gt;=0; &quot;Win&quot;; &quot;Loss&quot;)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[.K285]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formula="of:=IF([.R285]=0;&quot;&quot;; IF([.R285]&gt;=0; &quot;Win&quot;; &quot;Loss&quot;)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[.K286]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formula="of:=IF([.R286]=0;&quot;&quot;; IF([.R286]&gt;=0; &quot;Win&quot;; &quot;Loss&quot;)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[.K287]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formula="of:=IF([.R287]=0;&quot;&quot;; IF([.R287]&gt;=0; &quot;Win&quot;; &quot;Loss&quot;)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[.K288]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formula="of:=IF([.R288]=0;&quot;&quot;; IF([.R288]&gt;=0; &quot;Win&quot;; &quot;Loss&quot;)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[.K289]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formula="of:=IF([.R289]=0;&quot;&quot;; IF([.R289]&gt;=0; &quot;Win&quot;; &quot;Loss&quot;)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[.K290]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formula="of:=IF([.R290]=0;&quot;&quot;; IF([.R290]&gt;=0; &quot;Win&quot;; &quot;Loss&quot;)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[.K291]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formula="of:=IF([.R291]=0;&quot;&quot;; IF([.R291]&gt;=0; &quot;Win&quot;; &quot;Loss&quot;)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[.K292]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formula="of:=IF([.R292]=0;&quot;&quot;; IF([.R292]&gt;=0; &quot;Win&quot;; &quot;Loss&quot;)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[.K293]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formula="of:=IF([.R293]=0;&quot;&quot;; IF([.R293]&gt;=0; &quot;Win&quot;; &quot;Loss&quot;)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[.K294]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formula="of:=IF([.R294]=0;&quot;&quot;; IF([.R294]&gt;=0; &quot;Win&quot;; &quot;Loss&quot;)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[.K295]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formula="of:=IF([.R295]=0;&quot;&quot;; IF([.R295]&gt;=0; &quot;Win&quot;; &quot;Loss&quot;)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[.K296]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formula="of:=IF([.R296]=0;&quot;&quot;; IF([.R296]&gt;=0; &quot;Win&quot;; &quot;Loss&quot;)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[.K297]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formula="of:=IF([.R297]=0;&quot;&quot;; IF([.R297]&gt;=0; &quot;Win&quot;; &quot;Loss&quot;)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[.K298]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formula="of:=IF([.R298]=0;&quot;&quot;; IF([.R298]&gt;=0; &quot;Win&quot;; &quot;Loss&quot;)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[.K299]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formula="of:=IF([.R299]=0;&quot;&quot;; IF([.R299]&gt;=0; &quot;Win&quot;; &quot;Loss&quot;)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[.K300]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formula="of:=IF([.R300]=0;&quot;&quot;; IF([.R300]&gt;=0; &quot;Win&quot;; &quot;Loss&quot;)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[.K301]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formula="of:=IF([.R301]=0;&quot;&quot;; IF([.R301]&gt;=0; &quot;Win&quot;; &quot;Loss&quot;)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[.K302]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formula="of:=IF([.R302]=0;&quot;&quot;; IF([.R302]&gt;=0; &quot;Win&quot;; &quot;Loss&quot;)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[.K303]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formula="of:=IF([.R303]=0;&quot;&quot;; IF([.R303]&gt;=0; &quot;Win&quot;; &quot;Loss&quot;)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[.K304]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formula="of:=IF([.R304]=0;&quot;&quot;; IF([.R304]&gt;=0; &quot;Win&quot;; &quot;Loss&quot;)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[.K305]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formula="of:=IF([.R305]=0;&quot;&quot;; IF([.R305]&gt;=0; &quot;Win&quot;; &quot;Loss&quot;)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[.K306]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formula="of:=IF([.R306]=0;&quot;&quot;; IF([.R306]&gt;=0; &quot;Win&quot;; &quot;Loss&quot;)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[.K307]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formula="of:=IF([.R307]=0;&quot;&quot;; IF([.R307]&gt;=0; &quot;Win&quot;; &quot;Loss&quot;)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[.K308]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formula="of:=IF([.R308]=0;&quot;&quot;; IF([.R308]&gt;=0; &quot;Win&quot;; &quot;Loss&quot;)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[.K309]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formula="of:=IF([.R309]=0;&quot;&quot;; IF([.R309]&gt;=0; &quot;Win&quot;; &quot;Loss&quot;)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[.K310]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formula="of:=IF([.R310]=0;&quot;&quot;; IF([.R310]&gt;=0; &quot;Win&quot;; &quot;Loss&quot;)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[.K311]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formula="of:=IF([.R311]=0;&quot;&quot;; IF([.R311]&gt;=0; &quot;Win&quot;; &quot;Loss&quot;)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[.K312]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formula="of:=IF([.R312]=0;&quot;&quot;; IF([.R312]&gt;=0; &quot;Win&quot;; &quot;Loss&quot;)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[.K313]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formula="of:=IF([.R313]=0;&quot;&quot;; IF([.R313]&gt;=0; &quot;Win&quot;; &quot;Loss&quot;)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[.K314]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formula="of:=IF([.R314]=0;&quot;&quot;; IF([.R314]&gt;=0; &quot;Win&quot;; &quot;Loss&quot;)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[.K315]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formula="of:=IF([.R315]=0;&quot;&quot;; IF([.R315]&gt;=0; &quot;Win&quot;; &quot;Loss&quot;)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[.K316]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formula="of:=IF([.R316]=0;&quot;&quot;; IF([.R316]&gt;=0; &quot;Win&quot;; &quot;Loss&quot;)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[.K317]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formula="of:=IF([.R317]=0;&quot;&quot;; IF([.R317]&gt;=0; &quot;Win&quot;; &quot;Loss&quot;)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[.K318]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formula="of:=IF([.R318]=0;&quot;&quot;; IF([.R318]&gt;=0; &quot;Win&quot;; &quot;Loss&quot;)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[.K319]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formula="of:=IF([.R319]=0;&quot;&quot;; IF([.R319]&gt;=0; &quot;Win&quot;; &quot;Loss&quot;)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[.K320]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formula="of:=IF([.R320]=0;&quot;&quot;; IF([.R320]&gt;=0; &quot;Win&quot;; &quot;Loss&quot;)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[.K321]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formula="of:=IF([.R321]=0;&quot;&quot;; IF([.R321]&gt;=0; &quot;Win&quot;; &quot;Loss&quot;)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[.K322]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formula="of:=IF([.R322]=0;&quot;&quot;; IF([.R322]&gt;=0; &quot;Win&quot;; &quot;Loss&quot;)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[.K323]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formula="of:=IF([.R323]=0;&quot;&quot;; IF([.R323]&gt;=0; &quot;Win&quot;; &quot;Loss&quot;)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[.K324]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formula="of:=IF([.R324]=0;&quot;&quot;; IF([.R324]&gt;=0; &quot;Win&quot;; &quot;Loss&quot;)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[.K325]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formula="of:=IF([.R325]=0;&quot;&quot;; IF([.R325]&gt;=0; &quot;Win&quot;; &quot;Loss&quot;)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[.K326]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formula="of:=IF([.R326]=0;&quot;&quot;; IF([.R326]&gt;=0; &quot;Win&quot;; &quot;Loss&quot;)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[.K327]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formula="of:=IF([.R327]=0;&quot;&quot;; IF([.R327]&gt;=0; &quot;Win&quot;; &quot;Loss&quot;)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[.K328]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formula="of:=IF([.R328]=0;&quot;&quot;; IF([.R328]&gt;=0; &quot;Win&quot;; &quot;Loss&quot;)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[.K329]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formula="of:=IF([.R329]=0;&quot;&quot;; IF([.R329]&gt;=0; &quot;Win&quot;; &quot;Loss&quot;)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[.K330]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formula="of:=IF([.R330]=0;&quot;&quot;; IF([.R330]&gt;=0; &quot;Win&quot;; &quot;Loss&quot;)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[.K331]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formula="of:=IF([.R331]=0;&quot;&quot;; IF([.R331]&gt;=0; &quot;Win&quot;; &quot;Loss&quot;)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[.K332]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formula="of:=IF([.R332]=0;&quot;&quot;; IF([.R332]&gt;=0; &quot;Win&quot;; &quot;Loss&quot;)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[.K333]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formula="of:=IF([.R333]=0;&quot;&quot;; IF([.R333]&gt;=0; &quot;Win&quot;; &quot;Loss&quot;)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[.K334]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formula="of:=IF([.R334]=0;&quot;&quot;; IF([.R334]&gt;=0; &quot;Win&quot;; &quot;Loss&quot;)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[.K335]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formula="of:=IF([.R335]=0;&quot;&quot;; IF([.R335]&gt;=0; &quot;Win&quot;; &quot;Loss&quot;)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[.K336]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formula="of:=IF([.R336]=0;&quot;&quot;; IF([.R336]&gt;=0; &quot;Win&quot;; &quot;Loss&quot;)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[.K337]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formula="of:=IF([.R337]=0;&quot;&quot;; IF([.R337]&gt;=0; &quot;Win&quot;; &quot;Loss&quot;)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[.K338]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formula="of:=IF([.R338]=0;&quot;&quot;; IF([.R338]&gt;=0; &quot;Win&quot;; &quot;Loss&quot;)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[.K339]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formula="of:=IF([.R339]=0;&quot;&quot;; IF([.R339]&gt;=0; &quot;Win&quot;; &quot;Loss&quot;)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[.K340]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formula="of:=IF([.R340]=0;&quot;&quot;; IF([.R340]&gt;=0; &quot;Win&quot;; &quot;Loss&quot;)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[.K341]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formula="of:=IF([.R341]=0;&quot;&quot;; IF([.R341]&gt;=0; &quot;Win&quot;; &quot;Loss&quot;)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[.K342]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formula="of:=IF([.R342]=0;&quot;&quot;; IF([.R342]&gt;=0; &quot;Win&quot;; &quot;Loss&quot;)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[.K343]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formula="of:=IF([.R343]=0;&quot;&quot;; IF([.R343]&gt;=0; &quot;Win&quot;; &quot;Loss&quot;)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[.K344]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formula="of:=IF([.R344]=0;&quot;&quot;; IF([.R344]&gt;=0; &quot;Win&quot;; &quot;Loss&quot;)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[.K345]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formula="of:=IF([.R345]=0;&quot;&quot;; IF([.R345]&gt;=0; &quot;Win&quot;; &quot;Loss&quot;)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[.K346]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formula="of:=IF([.R346]=0;&quot;&quot;; IF([.R346]&gt;=0; &quot;Win&quot;; &quot;Loss&quot;)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[.K347]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formula="of:=IF([.R347]=0;&quot;&quot;; IF([.R347]&gt;=0; &quot;Win&quot;; &quot;Loss&quot;)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[.K348]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formula="of:=IF([.R348]=0;&quot;&quot;; IF([.R348]&gt;=0; &quot;Win&quot;; &quot;Loss&quot;)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[.K349]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formula="of:=IF([.R349]=0;&quot;&quot;; IF([.R349]&gt;=0; &quot;Win&quot;; &quot;Loss&quot;)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[.K350]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formula="of:=IF([.R350]=0;&quot;&quot;; IF([.R350]&gt;=0; &quot;Win&quot;; &quot;Loss&quot;)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[.K351]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formula="of:=IF([.R351]=0;&quot;&quot;; IF([.R351]&gt;=0; &quot;Win&quot;; &quot;Loss&quot;)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[.K352]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formula="of:=IF([.R352]=0;&quot;&quot;; IF([.R352]&gt;=0; &quot;Win&quot;; &quot;Loss&quot;)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[.K353]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formula="of:=IF([.R353]=0;&quot;&quot;; IF([.R353]&gt;=0; &quot;Win&quot;; &quot;Loss&quot;)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[.K354]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formula="of:=IF([.R354]=0;&quot;&quot;; IF([.R354]&gt;=0; &quot;Win&quot;; &quot;Loss&quot;)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[.K355]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formula="of:=IF([.R355]=0;&quot;&quot;; IF([.R355]&gt;=0; &quot;Win&quot;; &quot;Loss&quot;)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[.K356]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formula="of:=IF([.R356]=0;&quot;&quot;; IF([.R356]&gt;=0; &quot;Win&quot;; &quot;Loss&quot;)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[.K357]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formula="of:=IF([.R357]=0;&quot;&quot;; IF([.R357]&gt;=0; &quot;Win&quot;; &quot;Loss&quot;)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[.K358]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formula="of:=IF([.R358]=0;&quot;&quot;; IF([.R358]&gt;=0; &quot;Win&quot;; &quot;Loss&quot;)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[.K359]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formula="of:=IF([.R359]=0;&quot;&quot;; IF([.R359]&gt;=0; &quot;Win&quot;; &quot;Loss&quot;)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[.K360]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formula="of:=IF([.R360]=0;&quot;&quot;; IF([.R360]&gt;=0; &quot;Win&quot;; &quot;Loss&quot;)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[.K361]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formula="of:=IF([.R361]=0;&quot;&quot;; IF([.R361]&gt;=0; &quot;Win&quot;; &quot;Loss&quot;)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[.K362]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formula="of:=IF([.R362]=0;&quot;&quot;; IF([.R362]&gt;=0; &quot;Win&quot;; &quot;Loss&quot;)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[.K363]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formula="of:=IF([.R363]=0;&quot;&quot;; IF([.R363]&gt;=0; &quot;Win&quot;; &quot;Loss&quot;)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[.K364]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formula="of:=IF([.R364]=0;&quot;&quot;; IF([.R364]&gt;=0; &quot;Win&quot;; &quot;Loss&quot;)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[.K365]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formula="of:=IF([.R365]=0;&quot;&quot;; IF([.R365]&gt;=0; &quot;Win&quot;; &quot;Loss&quot;)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[.K366]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formula="of:=IF([.R366]=0;&quot;&quot;; IF([.R366]&gt;=0; &quot;Win&quot;; &quot;Loss&quot;)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[.K367]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formula="of:=IF([.R367]=0;&quot;&quot;; IF([.R367]&gt;=0; &quot;Win&quot;; &quot;Loss&quot;)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[.K368]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formula="of:=IF([.R368]=0;&quot;&quot;; IF([.R368]&gt;=0; &quot;Win&quot;; &quot;Loss&quot;)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[.K369]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formula="of:=IF([.R369]=0;&quot;&quot;; IF([.R369]&gt;=0; &quot;Win&quot;; &quot;Loss&quot;)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[.K370]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formula="of:=IF([.R370]=0;&quot;&quot;; IF([.R370]&gt;=0; &quot;Win&quot;; &quot;Loss&quot;)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[.K371]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formula="of:=IF([.R371]=0;&quot;&quot;; IF([.R371]&gt;=0; &quot;Win&quot;; &quot;Loss&quot;)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[.K372]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formula="of:=IF([.R372]=0;&quot;&quot;; IF([.R372]&gt;=0; &quot;Win&quot;; &quot;Loss&quot;)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[.K373]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formula="of:=IF([.R373]=0;&quot;&quot;; IF([.R373]&gt;=0; &quot;Win&quot;; &quot;Loss&quot;)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[.K374]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formula="of:=IF([.R374]=0;&quot;&quot;; IF([.R374]&gt;=0; &quot;Win&quot;; &quot;Loss&quot;)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[.K375]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formula="of:=IF([.R375]=0;&quot;&quot;; IF([.R375]&gt;=0; &quot;Win&quot;; &quot;Loss&quot;)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[.K376]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formula="of:=IF([.R376]=0;&quot;&quot;; IF([.R376]&gt;=0; &quot;Win&quot;; &quot;Loss&quot;)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[.K377]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formula="of:=IF([.R377]=0;&quot;&quot;; IF([.R377]&gt;=0; &quot;Win&quot;; &quot;Loss&quot;)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[.K378]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formula="of:=IF([.R378]=0;&quot;&quot;; IF([.R378]&gt;=0; &quot;Win&quot;; &quot;Loss&quot;)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[.K379]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formula="of:=IF([.R379]=0;&quot;&quot;; IF([.R379]&gt;=0; &quot;Win&quot;; &quot;Loss&quot;)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[.K380]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formula="of:=IF([.R380]=0;&quot;&quot;; IF([.R380]&gt;=0; &quot;Win&quot;; &quot;Loss&quot;)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[.K381]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formula="of:=IF([.R381]=0;&quot;&quot;; IF([.R381]&gt;=0; &quot;Win&quot;; &quot;Loss&quot;)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[.K382]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formula="of:=IF([.R382]=0;&quot;&quot;; IF([.R382]&gt;=0; &quot;Win&quot;; &quot;Loss&quot;)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[.K383]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formula="of:=IF([.R383]=0;&quot;&quot;; IF([.R383]&gt;=0; &quot;Win&quot;; &quot;Loss&quot;)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[.K384]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formula="of:=IF([.R384]=0;&quot;&quot;; IF([.R384]&gt;=0; &quot;Win&quot;; &quot;Loss&quot;)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[.K385]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formula="of:=IF([.R385]=0;&quot;&quot;; IF([.R385]&gt;=0; &quot;Win&quot;; &quot;Loss&quot;)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[.K386]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formula="of:=IF([.R386]=0;&quot;&quot;; IF([.R386]&gt;=0; &quot;Win&quot;; &quot;Loss&quot;)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[.K387]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formula="of:=IF([.R387]=0;&quot;&quot;; IF([.R387]&gt;=0; &quot;Win&quot;; &quot;Loss&quot;)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[.K388]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formula="of:=IF([.R388]=0;&quot;&quot;; IF([.R388]&gt;=0; &quot;Win&quot;; &quot;Loss&quot;)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[.K389]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formula="of:=IF([.R389]=0;&quot;&quot;; IF([.R389]&gt;=0; &quot;Win&quot;; &quot;Loss&quot;)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[.K390]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formula="of:=IF([.R390]=0;&quot;&quot;; IF([.R390]&gt;=0; &quot;Win&quot;; &quot;Loss&quot;)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[.K391]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formula="of:=IF([.R391]=0;&quot;&quot;; IF([.R391]&gt;=0; &quot;Win&quot;; &quot;Loss&quot;)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[.K392]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formula="of:=IF([.R392]=0;&quot;&quot;; IF([.R392]&gt;=0; &quot;Win&quot;; &quot;Loss&quot;)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[.K393]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formula="of:=IF([.R393]=0;&quot;&quot;; IF([.R393]&gt;=0; &quot;Win&quot;; &quot;Loss&quot;)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[.K394]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formula="of:=IF([.R394]=0;&quot;&quot;; IF([.R394]&gt;=0; &quot;Win&quot;; &quot;Loss&quot;)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[.K395]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formula="of:=IF([.R395]=0;&quot;&quot;; IF([.R395]&gt;=0; &quot;Win&quot;; &quot;Loss&quot;)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[.K396]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formula="of:=IF([.R396]=0;&quot;&quot;; IF([.R396]&gt;=0; &quot;Win&quot;; &quot;Loss&quot;)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[.K397]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formula="of:=IF([.R397]=0;&quot;&quot;; IF([.R397]&gt;=0; &quot;Win&quot;; &quot;Loss&quot;)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[.K398]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formula="of:=IF([.R398]=0;&quot;&quot;; IF([.R398]&gt;=0; &quot;Win&quot;; &quot;Loss&quot;)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[.K399]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formula="of:=IF([.R399]=0;&quot;&quot;; IF([.R399]&gt;=0; &quot;Win&quot;; &quot;Loss&quot;)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[.K400]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formula="of:=IF([.R400]=0;&quot;&quot;; IF([.R400]&gt;=0; &quot;Win&quot;; &quot;Loss&quot;)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[.K401]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formula="of:=IF([.R401]=0;&quot;&quot;; IF([.R401]&gt;=0; &quot;Win&quot;; &quot;Loss&quot;)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[.K402]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formula="of:=IF([.R402]=0;&quot;&quot;; IF([.R402]&gt;=0; &quot;Win&quot;; &quot;Loss&quot;)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[.K403]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formula="of:=IF([.R403]=0;&quot;&quot;; IF([.R403]&gt;=0; &quot;Win&quot;; &quot;Loss&quot;)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[.K404]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formula="of:=IF([.R404]=0;&quot;&quot;; IF([.R404]&gt;=0; &quot;Win&quot;; &quot;Loss&quot;)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[.K405]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formula="of:=IF([.R405]=0;&quot;&quot;; IF([.R405]&gt;=0; &quot;Win&quot;; &quot;Loss&quot;)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[.K406]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formula="of:=IF([.R406]=0;&quot;&quot;; IF([.R406]&gt;=0; &quot;Win&quot;; &quot;Loss&quot;)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[.K407]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formula="of:=IF([.R407]=0;&quot;&quot;; IF([.R407]&gt;=0; &quot;Win&quot;; &quot;Loss&quot;)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[.K408]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formula="of:=IF([.R408]=0;&quot;&quot;; IF([.R408]&gt;=0; &quot;Win&quot;; &quot;Loss&quot;)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[.K409]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formula="of:=IF([.R409]=0;&quot;&quot;; IF([.R409]&gt;=0; &quot;Win&quot;; &quot;Loss&quot;)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[.K410]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formula="of:=IF([.R410]=0;&quot;&quot;; IF([.R410]&gt;=0; &quot;Win&quot;; &quot;Loss&quot;)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[.K411]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formula="of:=IF([.R411]=0;&quot;&quot;; IF([.R411]&gt;=0; &quot;Win&quot;; &quot;Loss&quot;)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[.K412]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formula="of:=IF([.R412]=0;&quot;&quot;; IF([.R412]&gt;=0; &quot;Win&quot;; &quot;Loss&quot;)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[.K413]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formula="of:=IF([.R413]=0;&quot;&quot;; IF([.R413]&gt;=0; &quot;Win&quot;; &quot;Loss&quot;)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[.K414]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formula="of:=IF([.R414]=0;&quot;&quot;; IF([.R414]&gt;=0; &quot;Win&quot;; &quot;Loss&quot;)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[.K415]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formula="of:=IF([.R415]=0;&quot;&quot;; IF([.R415]&gt;=0; &quot;Win&quot;; &quot;Loss&quot;)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[.K416]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formula="of:=IF([.R416]=0;&quot;&quot;; IF([.R416]&gt;=0; &quot;Win&quot;; &quot;Loss&quot;)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[.K417]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formula="of:=IF([.R417]=0;&quot;&quot;; IF([.R417]&gt;=0; &quot;Win&quot;; &quot;Loss&quot;)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[.K418]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formula="of:=IF([.R418]=0;&quot;&quot;; IF([.R418]&gt;=0; &quot;Win&quot;; &quot;Loss&quot;)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[.K419]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formula="of:=IF([.R419]=0;&quot;&quot;; IF([.R419]&gt;=0; &quot;Win&quot;; &quot;Loss&quot;)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[.K420]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formula="of:=IF([.R420]=0;&quot;&quot;; IF([.R420]&gt;=0; &quot;Win&quot;; &quot;Loss&quot;)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[.K421]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formula="of:=IF([.R421]=0;&quot;&quot;; IF([.R421]&gt;=0; &quot;Win&quot;; &quot;Loss&quot;)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[.K422]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formula="of:=IF([.R422]=0;&quot;&quot;; IF([.R422]&gt;=0; &quot;Win&quot;; &quot;Loss&quot;)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[.K423]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formula="of:=IF([.R423]=0;&quot;&quot;; IF([.R423]&gt;=0; &quot;Win&quot;; &quot;Loss&quot;)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[.K424]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formula="of:=IF([.R424]=0;&quot;&quot;; IF([.R424]&gt;=0; &quot;Win&quot;; &quot;Loss&quot;)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[.K425]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formula="of:=IF([.R425]=0;&quot;&quot;; IF([.R425]&gt;=0; &quot;Win&quot;; &quot;Loss&quot;)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[.K426]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formula="of:=IF([.R426]=0;&quot;&quot;; IF([.R426]&gt;=0; &quot;Win&quot;; &quot;Loss&quot;)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[.K427]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formula="of:=IF([.R427]=0;&quot;&quot;; IF([.R427]&gt;=0; &quot;Win&quot;; &quot;Loss&quot;)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[.K428]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formula="of:=IF([.R428]=0;&quot;&quot;; IF([.R428]&gt;=0; &quot;Win&quot;; &quot;Loss&quot;)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[.K429]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formula="of:=IF([.R429]=0;&quot;&quot;; IF([.R429]&gt;=0; &quot;Win&quot;; &quot;Loss&quot;)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[.K430]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formula="of:=IF([.R430]=0;&quot;&quot;; IF([.R430]&gt;=0; &quot;Win&quot;; &quot;Loss&quot;)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[.K431]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formula="of:=IF([.R431]=0;&quot;&quot;; IF([.R431]&gt;=0; &quot;Win&quot;; &quot;Loss&quot;)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[.K432]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formula="of:=IF([.R432]=0;&quot;&quot;; IF([.R432]&gt;=0; &quot;Win&quot;; &quot;Loss&quot;)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[.K433]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formula="of:=IF([.R433]=0;&quot;&quot;; IF([.R433]&gt;=0; &quot;Win&quot;; &quot;Loss&quot;)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[.K434]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formula="of:=IF([.R434]=0;&quot;&quot;; IF([.R434]&gt;=0; &quot;Win&quot;; &quot;Loss&quot;)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[.K435]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formula="of:=IF([.R435]=0;&quot;&quot;; IF([.R435]&gt;=0; &quot;Win&quot;; &quot;Loss&quot;)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[.K436]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formula="of:=IF([.R436]=0;&quot;&quot;; IF([.R436]&gt;=0; &quot;Win&quot;; &quot;Loss&quot;)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[.K437]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formula="of:=IF([.R437]=0;&quot;&quot;; IF([.R437]&gt;=0; &quot;Win&quot;; &quot;Loss&quot;)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[.K438]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formula="of:=IF([.R438]=0;&quot;&quot;; IF([.R438]&gt;=0; &quot;Win&quot;; &quot;Loss&quot;)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[.K439]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formula="of:=IF([.R439]=0;&quot;&quot;; IF([.R439]&gt;=0; &quot;Win&quot;; &quot;Loss&quot;)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[.K440]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formula="of:=IF([.R440]=0;&quot;&quot;; IF([.R440]&gt;=0; &quot;Win&quot;; &quot;Loss&quot;)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[.K441]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formula="of:=IF([.R441]=0;&quot;&quot;; IF([.R441]&gt;=0; &quot;Win&quot;; &quot;Loss&quot;)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[.K442]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formula="of:=IF([.R442]=0;&quot;&quot;; IF([.R442]&gt;=0; &quot;Win&quot;; &quot;Loss&quot;)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[.K443]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formula="of:=IF([.R443]=0;&quot;&quot;; IF([.R443]&gt;=0; &quot;Win&quot;; &quot;Loss&quot;)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[.K444]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formula="of:=IF([.R444]=0;&quot;&quot;; IF([.R444]&gt;=0; &quot;Win&quot;; &quot;Loss&quot;)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[.K445]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formula="of:=IF([.R445]=0;&quot;&quot;; IF([.R445]&gt;=0; &quot;Win&quot;; &quot;Loss&quot;)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[.K446]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formula="of:=IF([.R446]=0;&quot;&quot;; IF([.R446]&gt;=0; &quot;Win&quot;; &quot;Loss&quot;)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[.K447]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formula="of:=IF([.R447]=0;&quot;&quot;; IF([.R447]&gt;=0; &quot;Win&quot;; &quot;Loss&quot;)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[.K448]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formula="of:=IF([.R448]=0;&quot;&quot;; IF([.R448]&gt;=0; &quot;Win&quot;; &quot;Loss&quot;)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[.K449]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formula="of:=IF([.R449]=0;&quot;&quot;; IF([.R449]&gt;=0; &quot;Win&quot;; &quot;Loss&quot;)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[.K450]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formula="of:=IF([.R450]=0;&quot;&quot;; IF([.R450]&gt;=0; &quot;Win&quot;; &quot;Loss&quot;)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[.K451]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formula="of:=IF([.R451]=0;&quot;&quot;; IF([.R451]&gt;=0; &quot;Win&quot;; &quot;Loss&quot;)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[.K452]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formula="of:=IF([.R452]=0;&quot;&quot;; IF([.R452]&gt;=0; &quot;Win&quot;; &quot;Loss&quot;)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[.K453]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formula="of:=IF([.R453]=0;&quot;&quot;; IF([.R453]&gt;=0; &quot;Win&quot;; &quot;Loss&quot;)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[.K454]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formula="of:=IF([.R454]=0;&quot;&quot;; IF([.R454]&gt;=0; &quot;Win&quot;; &quot;Loss&quot;)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[.K455]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formula="of:=IF([.R455]=0;&quot;&quot;; IF([.R455]&gt;=0; &quot;Win&quot;; &quot;Loss&quot;)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[.K456]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formula="of:=IF([.R456]=0;&quot;&quot;; IF([.R456]&gt;=0; &quot;Win&quot;; &quot;Loss&quot;)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[.K457]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formula="of:=IF([.R457]=0;&quot;&quot;; IF([.R457]&gt;=0; &quot;Win&quot;; &quot;Loss&quot;)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[.K458]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formula="of:=IF([.R458]=0;&quot;&quot;; IF([.R458]&gt;=0; &quot;Win&quot;; &quot;Loss&quot;)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[.K459]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formula="of:=IF([.R459]=0;&quot;&quot;; IF([.R459]&gt;=0; &quot;Win&quot;; &quot;Loss&quot;)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[.K460]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formula="of:=IF([.R460]=0;&quot;&quot;; IF([.R460]&gt;=0; &quot;Win&quot;; &quot;Loss&quot;)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[.K461]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formula="of:=IF([.R461]=0;&quot;&quot;; IF([.R461]&gt;=0; &quot;Win&quot;; &quot;Loss&quot;)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[.K462]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formula="of:=IF([.R462]=0;&quot;&quot;; IF([.R462]&gt;=0; &quot;Win&quot;; &quot;Loss&quot;)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[.K463]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formula="of:=IF([.R463]=0;&quot;&quot;; IF([.R463]&gt;=0; &quot;Win&quot;; &quot;Loss&quot;)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[.K464]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formula="of:=IF([.R464]=0;&quot;&quot;; IF([.R464]&gt;=0; &quot;Win&quot;; &quot;Loss&quot;)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[.K465]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formula="of:=IF([.R465]=0;&quot;&quot;; IF([.R465]&gt;=0; &quot;Win&quot;; &quot;Loss&quot;)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[.K466]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formula="of:=IF([.R466]=0;&quot;&quot;; IF([.R466]&gt;=0; &quot;Win&quot;; &quot;Loss&quot;)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[.K467]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formula="of:=IF([.R467]=0;&quot;&quot;; IF([.R467]&gt;=0; &quot;Win&quot;; &quot;Loss&quot;)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[.K468]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formula="of:=IF([.R468]=0;&quot;&quot;; IF([.R468]&gt;=0; &quot;Win&quot;; &quot;Loss&quot;)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[.K469]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formula="of:=IF([.R469]=0;&quot;&quot;; IF([.R469]&gt;=0; &quot;Win&quot;; &quot;Loss&quot;)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[.K470]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formula="of:=IF([.R470]=0;&quot;&quot;; IF([.R470]&gt;=0; &quot;Win&quot;; &quot;Loss&quot;)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[.K471]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formula="of:=IF([.R471]=0;&quot;&quot;; IF([.R471]&gt;=0; &quot;Win&quot;; &quot;Loss&quot;)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[.K472]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formula="of:=IF([.R472]=0;&quot;&quot;; IF([.R472]&gt;=0; &quot;Win&quot;; &quot;Loss&quot;)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[.K473]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formula="of:=IF([.R473]=0;&quot;&quot;; IF([.R473]&gt;=0; &quot;Win&quot;; &quot;Loss&quot;)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[.K474]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formula="of:=IF([.R474]=0;&quot;&quot;; IF([.R474]&gt;=0; &quot;Win&quot;; &quot;Loss&quot;)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[.K475]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formula="of:=IF([.R475]=0;&quot;&quot;; IF([.R475]&gt;=0; &quot;Win&quot;; &quot;Loss&quot;)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[.K476]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formula="of:=IF([.R476]=0;&quot;&quot;; IF([.R476]&gt;=0; &quot;Win&quot;; &quot;Loss&quot;)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[.K477]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formula="of:=IF([.R477]=0;&quot;&quot;; IF([.R477]&gt;=0; &quot;Win&quot;; &quot;Loss&quot;)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[.K478]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formula="of:=IF([.R478]=0;&quot;&quot;; IF([.R478]&gt;=0; &quot;Win&quot;; &quot;Loss&quot;)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[.K479]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formula="of:=IF([.R479]=0;&quot;&quot;; IF([.R479]&gt;=0; &quot;Win&quot;; &quot;Loss&quot;)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[.K480]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formula="of:=IF([.R480]=0;&quot;&quot;; IF([.R480]&gt;=0; &quot;Win&quot;; &quot;Loss&quot;)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[.K481]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formula="of:=IF([.R481]=0;&quot;&quot;; IF([.R481]&gt;=0; &quot;Win&quot;; &quot;Loss&quot;)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[.K482]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formula="of:=IF([.R482]=0;&quot;&quot;; IF([.R482]&gt;=0; &quot;Win&quot;; &quot;Loss&quot;)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[.K483]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formula="of:=IF([.R483]=0;&quot;&quot;; IF([.R483]&gt;=0; &quot;Win&quot;; &quot;Loss&quot;)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[.K484]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formula="of:=IF([.R484]=0;&quot;&quot;; IF([.R484]&gt;=0; &quot;Win&quot;; &quot;Loss&quot;)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[.K485]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formula="of:=IF([.R485]=0;&quot;&quot;; IF([.R485]&gt;=0; &quot;Win&quot;; &quot;Loss&quot;)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[.K486]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formula="of:=IF([.R486]=0;&quot;&quot;; IF([.R486]&gt;=0; &quot;Win&quot;; &quot;Loss&quot;)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[.K487]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formula="of:=IF([.R487]=0;&quot;&quot;; IF([.R487]&gt;=0; &quot;Win&quot;; &quot;Loss&quot;)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[.K488]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formula="of:=IF([.R488]=0;&quot;&quot;; IF([.R488]&gt;=0; &quot;Win&quot;; &quot;Loss&quot;)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[.K489]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formula="of:=IF([.R489]=0;&quot;&quot;; IF([.R489]&gt;=0; &quot;Win&quot;; &quot;Loss&quot;)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[.K490]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formula="of:=IF([.R490]=0;&quot;&quot;; IF([.R490]&gt;=0; &quot;Win&quot;; &quot;Loss&quot;)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[.K491]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formula="of:=IF([.R491]=0;&quot;&quot;; IF([.R491]&gt;=0; &quot;Win&quot;; &quot;Loss&quot;)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[.K492]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formula="of:=IF([.R492]=0;&quot;&quot;; IF([.R492]&gt;=0; &quot;Win&quot;; &quot;Loss&quot;)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[.K493]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formula="of:=IF([.R493]=0;&quot;&quot;; IF([.R493]&gt;=0; &quot;Win&quot;; &quot;Loss&quot;)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[.K494]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formula="of:=IF([.R494]=0;&quot;&quot;; IF([.R494]&gt;=0; &quot;Win&quot;; &quot;Loss&quot;)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[.K495]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formula="of:=IF([.R495]=0;&quot;&quot;; IF([.R495]&gt;=0; &quot;Win&quot;; &quot;Loss&quot;)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[.K496]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formula="of:=IF([.R496]=0;&quot;&quot;; IF([.R496]&gt;=0; &quot;Win&quot;; &quot;Loss&quot;)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[.K497]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formula="of:=IF([.R497]=0;&quot;&quot;; IF([.R497]&gt;=0; &quot;Win&quot;; &quot;Loss&quot;)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[.K498]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formula="of:=IF([.R498]=0;&quot;&quot;; IF([.R498]&gt;=0; &quot;Win&quot;; &quot;Loss&quot;)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[.K499]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formula="of:=IF([.R499]=0;&quot;&quot;; IF([.R499]&gt;=0; &quot;Win&quot;; &quot;Loss&quot;)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[.K500]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formula="of:=IF([.R500]=0;&quot;&quot;; IF([.R500]&gt;=0; &quot;Win&quot;; &quot;Loss&quot;)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[.K501]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formula="of:=IF([.R501]=0;&quot;&quot;; IF([.R501]&gt;=0; &quot;Win&quot;; &quot;Loss&quot;)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[.K502]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formula="of:=IF([.R502]=0;&quot;&quot;; IF([.R502]&gt;=0; &quot;Win&quot;; &quot;Loss&quot;)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alculator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0:59:52.802001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20-01-05T11:08:35.289170316</dc:date>
    <meta:editing-duration>PT4H1M15S</meta:editing-duration>
    <meta:editing-cycles>40</meta:editing-cycles>
    <meta:generator>LibreOffice/6.2.8.2$Linux_X86_64 LibreOffice_project/20$Build-2</meta:generator>
    <meta:document-statistic meta:table-count="4" meta:cell-count="3693" meta:object-count="2"/>
  </office:meta>
</office:document-meta>
</file>